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08000000084D60FB4967481DFF.png" manifest:media-type="image/png"/>
  <manifest:file-entry manifest:full-path="Pictures/1000000000000020000000204B249CA79A42C6D7.png" manifest:media-type="image/png"/>
  <manifest:file-entry manifest:full-path="Pictures/1000000000000462000000584F439745515D277C.png" manifest:media-type="image/png"/>
  <manifest:file-entry manifest:full-path="Pictures/100000000000005E0000005E678C7EBED077601A.png" manifest:media-type="image/png"/>
  <manifest:file-entry manifest:full-path="Pictures/1000020100000A26000000EC2D54EC42112EA04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pitch="variable"/>
    <style:font-face style:name="Arial Unicode MS" svg:font-family="'Arial Unicode MS'" style:font-pitch="variable"/>
    <style:font-face style:name="Lucida Sans1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_5f_Header_20_page_20_paire_20__28_G_29_">
      <style:paragraph-properties fo:text-align="start" style:justify-single-word="false"/>
    </style:style>
    <style:style style:name="P2" style:family="paragraph" style:parent-style-name="_5f_Header_20_page_20_paire_20__28_G_29_">
      <style:paragraph-properties fo:text-align="start" style:justify-single-word="false"/>
      <style:text-properties officeooo:paragraph-rsid="01fd5d23"/>
    </style:style>
    <style:style style:name="P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FILET_5f_POINTILLES">
      <style:text-properties officeooo:paragraph-rsid="01125168"/>
    </style:style>
    <style:style style:name="P5" style:family="paragraph" style:parent-style-name="FILET_5f_POINTILLES">
      <style:text-properties officeooo:paragraph-rsid="01ea2bdc"/>
    </style:style>
    <style:style style:name="P6" style:family="paragraph" style:parent-style-name="FILET_5f_POINTILLES">
      <style:text-properties officeooo:rsid="011ad43e" officeooo:paragraph-rsid="01ea2bdc"/>
    </style:style>
    <style:style style:name="P7" style:family="paragraph" style:parent-style-name="FILET_5f_POINTILLES">
      <style:text-properties officeooo:rsid="011ad43e" officeooo:paragraph-rsid="01f7aeea"/>
    </style:style>
    <style:style style:name="P8" style:family="paragraph" style:parent-style-name="FILET_5f_POINTILLES">
      <style:text-properties officeooo:rsid="0183f46c" officeooo:paragraph-rsid="01f7aeea"/>
    </style:style>
    <style:style style:name="P9" style:family="paragraph" style:parent-style-name="FILET_5f_POINTILLES">
      <style:text-properties officeooo:paragraph-rsid="01f7aeea"/>
    </style:style>
    <style:style style:name="P10" style:family="paragraph" style:parent-style-name="FILET_5f_POINTILLES">
      <style:text-properties fo:color="#b3b3b3" loext:opacity="100%" officeooo:rsid="011ad43e" officeooo:paragraph-rsid="01ea2bdc"/>
    </style:style>
    <style:style style:name="P11" style:family="paragraph" style:parent-style-name="FILET_5f_POINTILLES">
      <style:text-properties fo:color="#b3b3b3" loext:opacity="100%" officeooo:rsid="011ad43e" officeooo:paragraph-rsid="01f7aeea"/>
    </style:style>
    <style:style style:name="P12" style:family="paragraph" style:parent-style-name="FILET_5f_POINTILLES">
      <style:text-properties fo:color="#b3b3b3" loext:opacity="100%" officeooo:rsid="011ad43e" officeooo:paragraph-rsid="01ff987d"/>
    </style:style>
    <style:style style:name="P13" style:family="paragraph" style:parent-style-name="_5f_Paragraphe_20_livret_20_">
      <style:text-properties officeooo:paragraph-rsid="01ea2bdc"/>
    </style:style>
    <style:style style:name="P14" style:family="paragraph" style:parent-style-name="FILET_5f_POINTILLES">
      <style:text-properties officeooo:paragraph-rsid="01f7aeea"/>
    </style:style>
    <style:style style:name="P15" style:family="paragraph" style:parent-style-name="_5f_Footer_20_page_20_paire_20__28_G_29_"/>
    <style:style style:name="P16" style:family="paragraph" style:parent-style-name="_5f_Footer_20_page_20_paire_20__28_G_29_">
      <style:text-properties officeooo:paragraph-rsid="02cdb06c"/>
    </style:style>
    <style:style style:name="P17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4" fo:font-size="11pt" fo:font-style="normal" fo:font-weight="bold" officeooo:rsid="01f05ba6" officeooo:paragraph-rsid="02f108f7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8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4" fo:font-size="11pt" fo:font-style="normal" fo:font-weight="bold" officeooo:rsid="01f06956" officeooo:paragraph-rsid="02f201d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9" style:family="paragraph" style:parent-style-name="_5f_Titre_20_d_27_exercices_20_livret_20_sans_20_titre_20_avec_20_num_20_exo" style:list-style-name="_5f_Numérotation_20_des_20_exercices_20_livrets">
      <style:text-properties officeooo:paragraph-rsid="01f97ffe"/>
    </style:style>
    <style:style style:name="P20" style:family="paragraph" style:parent-style-name="_5f_Titre_20_d_27_exercices_20_livret_20_sans_20_titre_20_avec_20_num_20_exo" style:list-style-name="_5f_Numérotation_20_des_20_exercices_20_livrets" style:master-page-name="_5f_Fiche_20_éditeur_20_page_20_impaire_20__28_D_29_">
      <style:paragraph-properties style:page-number="auto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23" style:family="paragraph">
      <loext:graphic-properties draw:fill-color="#2a6099"/>
      <style:paragraph-properties fo:text-align="center"/>
    </style:style>
    <style:style style:name="P24" style:family="paragraph">
      <loext:graphic-properties draw:fill="solid" draw:fill-color="#7fb241"/>
    </style:style>
    <style:style style:name="P25" style:family="paragraph">
      <style:paragraph-properties fo:margin-left="0cm" fo:margin-right="0cm" fo:margin-top="0cm" fo:margin-bottom="0cm" fo:line-height="100%" fo:text-indent="0cm" style:writing-mode="lr-tb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.1000003814697pt" style:font-style-asian="normal" style:font-weight-asian="normal" style:font-name-complex="Arial" style:font-size-complex="12.1000003814697pt" style:font-style-complex="normal" style:font-weight-complex="normal" style:text-emphasize="none" style:text-scale="100%" style:font-relief="none" style:text-overline-style="none" style:text-overline-color="font-color"/>
    </style:style>
    <style:style style:name="P2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P3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cccc" loext:opacity="10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 Regular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6600ff" loext:opacity="10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 Regular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ff" loext:opacity="10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 Regular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66" loext:opacity="10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 Regular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cc00" loext:opacity="10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 Regular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officeooo:rsid="01fd5d23"/>
    </style:style>
    <style:style style:name="T2" style:family="text">
      <style:text-properties officeooo:rsid="02055e00"/>
    </style:style>
    <style:style style:name="T3" style:family="text">
      <style:text-properties officeooo:rsid="0200dbe0"/>
    </style:style>
    <style:style style:name="T4" style:family="text">
      <style:text-properties style:text-position="0% 100%" style:font-name-asian="OpenSymbol" style:font-style-asian="normal" style:font-name-complex="OpenSymbol" style:font-style-complex="normal"/>
    </style:style>
    <style:style style:name="T5" style:family="text">
      <style:text-properties style:text-position="0% 100%" officeooo:rsid="018f8acc" style:font-name-asian="OpenSymbol" style:font-style-asian="normal" style:font-name-complex="OpenSymbol" style:font-style-complex="normal"/>
    </style:style>
    <style:style style:name="T6" style:family="text">
      <style:text-properties style:use-window-font-color="true" loext:opacity="0%"/>
    </style:style>
    <style:style style:name="T7" style:family="text">
      <style:text-properties style:use-window-font-color="true" loext:opacity="0%" style:text-position="0% 100%" officeooo:rsid="018f8acc" style:font-name-asian="OpenSymbol" style:font-style-asian="normal" style:font-name-complex="OpenSymbol" style:font-style-complex="normal"/>
    </style:style>
    <style:style style:name="T8" style:family="text">
      <style:text-properties style:use-window-font-color="true" loext:opacity="0%" style:text-position="0% 100%" officeooo:rsid="01ea2bdc" style:font-name-asian="OpenSymbol" style:font-style-asian="normal" style:font-name-complex="OpenSymbol" style:font-style-complex="normal"/>
    </style:style>
    <style:style style:name="T9" style:family="text">
      <style:text-properties officeooo:rsid="011ad43e"/>
    </style:style>
    <style:style style:name="T10" style:family="text">
      <style:text-properties fo:color="#b3b3b3" loext:opacity="100%"/>
    </style:style>
    <style:style style:name="T11" style:family="text">
      <style:text-properties officeooo:rsid="0183f46c"/>
    </style:style>
    <style:style style:name="T12" style:family="text">
      <style:text-properties officeooo:rsid="01f7aeea"/>
    </style:style>
    <style:style style:name="T13" style:family="text">
      <style:text-properties officeooo:rsid="01f8eb9b"/>
    </style:style>
    <style:style style:name="T14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.1000003814697pt" style:font-style-asian="normal" style:font-weight-asian="normal" style:font-name-complex="Arial" style:font-size-complex="12.1000003814697pt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cccc" loext:opacity="10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 Regular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6600ff" loext:opacity="10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 Regular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 Regular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0066" loext:opacity="10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 Regular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cc00" loext:opacity="10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 Regular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9cm" style:color="#0000ff" style:height="100%" style:style="solid"/>
        </style:columns>
      </style:section-properties>
    </style:style>
    <style:style style:name="gr1" style:family="graphic">
      <style:graphic-properties draw:stroke="none" svg:stroke-color="#000000" draw:fill="none" draw:fill-color="#ffffff" fo:min-height="0.804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374cm" fo:min-width="0.27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374cm" fo:min-width="0.21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374cm" fo:min-width="0.1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" style:family="graphic">
      <style:graphic-properties draw:stroke="solid" svg:stroke-width="0.019cm" svg:stroke-color="#000000" draw:marker-start="Arrow_20_concave" draw:marker-start-width="0.15cm" draw:marker-start-center="false" draw:marker-end="Arrow_20_concave" draw:marker-end-width="0.1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fo:min-height="0.37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1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fo:min-height="0.40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fo:min-height="0.37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3" style:family="graphic">
      <style:graphic-properties draw:stroke="dash" draw:stroke-dash="Dashed_20__28_var_29__20_4181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372cm" fo:min-width="0.09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5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374cm" fo:min-width="0.24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372cm" fo:min-width="0.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7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fo:min-height="0.40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8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374cm" fo:min-width="0.22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9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374cm" fo:min-width="0.2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0" style:family="graphic">
      <style:graphic-properties style:run-through="foreground"/>
    </style:style>
    <style:style style:name="gr21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374cm" fo:min-width="0.18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374cm" fo:min-width="0.20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372cm" fo:min-width="0.24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4" style:family="graphic">
      <style:graphic-properties draw:stroke="dash" draw:stroke-dash="Dashed_20__28_var_29__20_7335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cccccc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1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3" draw:name="Shape2_1" draw:style-name="gr1" draw:text-style-name="P22" svg:width="3.857cm" svg:height="0.805cm" draw:transform="rotate (0.0872664625997165) translate (0.467430555555556cm 1.34055555555556cm)">
        <draw:text-box>
          <text:p text:style-name="P21"><text:span text:style-name="T14">S</text:span><text:span text:style-name="T14">é</text:span><text:span text:style-name="T14">ri</text:span><text:span text:style-name="T14">e </text:span><text:span text:style-name="T14">7</text:span></text:p>
        </draw:text-box>
      </draw:frame>
      <draw:line text:anchor-type="page" text:anchor-page-number="1" draw:z-index="12" draw:name="Shape3_0" draw:style-name="gr2" draw:text-style-name="P23" svg:x1="12.605cm" svg:y1="1.207cm" svg:x2="21.994cm" svg:y2="1.145cm">
        <text:p/>
      </draw:line>
      <draw:path text:anchor-type="page" text:anchor-page-number="1" draw:z-index="11" draw:name="Shape1_0" draw:style-name="gr3" draw:text-style-name="P24" svg:width="4.329cm" svg:height="2.24cm" svg:x="0cm" svg:y="0.001cm" svg:viewBox="0 0 4330 2241" svg:d="M0 2241l3984-288c209-15 363-168 345-342l-170-1611h-4159z">
        <text:p/>
      </draw:path>
      <text:section text:style-name="Sect1" text:name="Section1">
        <text:list xml:id="list3499043512" text:style-name="_5f_Numérotation_20_des_20_exercices_20_livrets">
          <text:list-item>
            <text:h text:style-name="P20" text:outline-level="1"><text:span text:style-name="_5f_livret"><text:span text:style-name="T11">Construis</text:span></text:span><text:span text:style-name="_5f_livret"> chaque triangle rectangle suivant puis cal­cule son périmètre et son aire (aide : détermine d’abord quel</text:span><text:span text:style-name="_5f_livret"><text:span text:style-name="T13">le</text:span></text:span><text:span text:style-name="_5f_livret"> est l’hypoténuse de chaque triangle rec­tangle et quel est le sommet de l’angle droit) :</text:span></text:h>
            <text:list>
              <text:list-item text:start-value="1">
                <text:p text:style-name="_5f_Paragraphe_20_énoncé_20_après_20_numéro_20_question"><text:span text:style-name="_5f_livret">MNP tel que MN = 3 cm, NP = 5 cm et <text:line-break/>PM = 4 cm.</text:span></text:p>
              </text:list-item>
            </text:list>
          </text:list-item>
        </text:list>
        <text:p text:style-name="_5f_Paragraphe_20_livret_20_"><text:span text:style-name="_5f_livret"/></text:p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P9"><text:span text:style-name="_5f_pointillés_20_gris">……………………………………………………………….…</text:span></text:p>
        <text:p text:style-name="P9"><text:span text:style-name="_5f_pointillés_20_gris">………………………………………………………………….</text:span></text:p>
        <text:p text:style-name="P9"><text:span text:style-name="_5f_pointillés_20_gris">………………………………………………………………….</text:span></text:p>
        <text:p text:style-name="P9"><text:span text:style-name="_5f_pointillés_20_gris">………………………………………………………………….</text:span></text:p>
        <text:list xml:id="list194159376960934" text:continue-numbering="true" text:style-name="_5f_Numérotation_20_des_20_exercices_20_livrets">
          <text:list-item>
            <text:list>
              <text:list-item>
                <text:p text:style-name="_5f_Paragraphe_20_énoncé_20_après_20_numéro_20_question"><text:span text:style-name="_5f_livret">EFG tel que EF = 4,5 cm, FG = 6 cm et <text:line-break/>EG = 7,5 cm.</text:span></text:p>
              </text:list-item>
            </text:list>
          </text:list-item>
        </text:list>
        <text:p text:style-name="P4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P8"><text:span text:style-name="_5f_pointillés_20_gris">………………………………………………………………….</text:span></text:p>
        <text:p text:style-name="P8"><text:span text:style-name="_5f_pointillés_20_gris">………………………………………………………………….</text:span></text:p>
        <text:p text:style-name="P8"><text:span text:style-name="_5f_pointillés_20_gris">………………………………………………………………….</text:span></text:p>
        <text:p text:style-name="P8"><text:span text:style-name="_5f_pointillés_20_gris">………………………………………………………………….</text:span></text:p>
        <text:list xml:id="list194159948799840" text:continue-numbering="true" text:style-name="_5f_Numérotation_20_des_20_exercices_20_livrets">
          <text:list-item>
            <text:h text:style-name="P19" text:outline-level="1"><text:s/><text:span text:style-name="T12">Sur la figure suivante, ABC est un triangle. </text:span></text:h>
          </text:list-item>
        </text:list>
        <text:p text:style-name="_5f_Paragraphe_20_livret_20_"><draw:g text:anchor-type="paragraph" draw:z-index="6" draw:name="Shape2_0" draw:style-name="gr25"><draw:polygon draw:style-name="gr26" draw:text-style-name="P32" svg:width="3.23cm" svg:height="4.314cm" draw:transform="skewX (0.0546288055874225) rotate (1.09589223732724) translate (3.1576008504146cm 3.74449500147128cm)" svg:viewBox="0 0 3231 4315" draw:points="0,0 3231,1 2872,4315"><text:p/></draw:polygon><draw:line draw:style-name="gr27" draw:text-style-name="P33" svg:x1="3.1cm" svg:y1="3.685cm" svg:x2="3.218cm" svg:y2="3.803cm"><text:p/></draw:line><draw:line draw:style-name="gr27" draw:text-style-name="P33" svg:x1="3.218cm" svg:y1="3.685cm" svg:x2="3.1cm" svg:y2="3.803cm"><text:p/></draw:line><draw:line draw:style-name="gr27" draw:text-style-name="P33" svg:x1="4.576cm" svg:y1="0.808cm" svg:x2="4.694cm" svg:y2="0.926cm"><text:p/></draw:line><draw:line draw:style-name="gr27" draw:text-style-name="P33" svg:x1="4.694cm" svg:y1="0.808cm" svg:x2="4.576cm" svg:y2="0.926cm"><text:p/></draw:line><draw:line draw:style-name="gr27" draw:text-style-name="P33" svg:x1="8.152cm" svg:y1="3.31cm" svg:x2="8.27cm" svg:y2="3.428cm"><text:p/></draw:line><draw:line draw:style-name="gr27" draw:text-style-name="P33" svg:x1="8.27cm" svg:y1="3.31cm" svg:x2="8.152cm" svg:y2="3.428cm"><text:p/></draw:line><draw:line draw:style-name="gr27" draw:text-style-name="P33" svg:x1="4.639cm" svg:y1="0.871cm" svg:x2="4.846cm" svg:y2="3.633cm"><text:p/></draw:line><draw:custom-shape draw:style-name="gr28" draw:text-style-name="P34" svg:width="0.124cm" svg:height="0.114cm" draw:transform="rotate (0.0769690200129499) translate (4.83658333333333cm 3.50484722222222cm)"><text:p/><draw:enhanced-geometry svg:viewBox="0 0 21600 21600" draw:type="rectangle" draw:enhanced-path="M 0 0 L 21600 0 21600 21600 0 21600 0 0 Z N"/></draw:custom-shape><draw:line draw:style-name="gr27" draw:text-style-name="P33" svg:x1="4.79cm" svg:y1="3.564cm" svg:x2="4.908cm" svg:y2="3.682cm"><text:p/></draw:line><draw:line draw:style-name="gr27" draw:text-style-name="P33" svg:x1="4.908cm" svg:y1="3.564cm" svg:x2="4.79cm" svg:y2="3.682cm"><text:p/></draw:line><draw:frame draw:style-name="gr29" draw:text-style-name="P36" svg:width="0.645cm" svg:height="0.623cm" svg:x="4.332cm" svg:y="0.46cm"><draw:text-box><text:p text:style-name="P35"><text:span text:style-name="T18">A</text:span></text:p></draw:text-box></draw:frame><draw:frame draw:style-name="gr29" draw:text-style-name="P36" svg:width="0.646cm" svg:height="0.623cm" svg:x="2.75cm" svg:y="3.51cm"><draw:text-box><text:p text:style-name="P35"><text:span text:style-name="T18">B</text:span></text:p></draw:text-box></draw:frame><draw:frame draw:style-name="gr29" draw:text-style-name="P36" svg:width="0.645cm" svg:height="0.623cm" svg:x="8.146cm" svg:y="3.097cm"><draw:text-box><text:p text:style-name="P35"><text:span text:style-name="T18">C</text:span></text:p></draw:text-box></draw:frame><draw:frame draw:style-name="gr29" draw:text-style-name="P36" svg:width="0.646cm" svg:height="0.623cm" svg:x="4.627cm" svg:y="3.624cm"><draw:text-box><text:p text:style-name="P35"><text:span text:style-name="T18">D</text:span></text:p></draw:text-box></draw:frame><draw:frame draw:style-name="gr30" draw:text-style-name="P37" svg:width="1.708cm" svg:height="0.983cm" draw:transform="rotate (1.08175507038609) translate (3.15736111111111cm 2.56116666666667cm)"><draw:text-box><text:p text:style-name="P35"><text:span text:style-name="T19">8</text:span><text:span text:style-name="T19">,</text:span><text:span text:style-name="T19">9</text:span><text:span text:style-name="T19"> </text:span><text:span text:style-name="T19">c</text:span><text:span text:style-name="T19">m</text:span></text:p></draw:text-box></draw:frame><draw:frame draw:style-name="gr30" draw:text-style-name="P38" svg:width="1.527cm" svg:height="0.983cm" draw:transform="rotate (0.087091929674517) translate (3.302cm 3.62831944444444cm)"><draw:text-box><text:p text:style-name="P35"><text:span text:style-name="T20">3</text:span><text:span text:style-name="T20">,</text:span><text:span text:style-name="T20">9</text:span><text:span text:style-name="T20"> </text:span><text:span text:style-name="T20">c</text:span><text:span text:style-name="T20">m</text:span></text:p></draw:text-box></draw:frame><draw:frame draw:style-name="gr30" draw:text-style-name="P39" svg:width="1.689cm" svg:height="0.983cm" draw:transform="rotate (0.087091929674517) translate (5.91961111111111cm 3.47486111111111cm)"><draw:text-box><text:p text:style-name="P35"><text:span text:style-name="T21">1</text:span><text:span text:style-name="T21">5 </text:span><text:span text:style-name="T21">c</text:span><text:span text:style-name="T21">m</text:span></text:p></draw:text-box></draw:frame><draw:frame draw:style-name="gr30" draw:text-style-name="P40" svg:width="1.641cm" svg:height="0.983cm" draw:transform="rotate (-1.48370439712038) translate (5.24580555555556cm 1.88736111111111cm)"><draw:text-box><text:p text:style-name="P35"><text:span text:style-name="T22">8 </text:span><text:span text:style-name="T22">c</text:span><text:span text:style-name="T22">m</text:span></text:p></draw:text-box></draw:frame><draw:frame draw:style-name="gr30" draw:text-style-name="P41" svg:width="1.602cm" svg:height="0.983cm" draw:transform="rotate (-0.629714794119554) translate (5.83670833333333cm 1.11830555555556cm)"><draw:text-box><text:p text:style-name="P35"><text:span text:style-name="T23">1</text:span><text:span text:style-name="T23">7 </text:span><text:span text:style-name="T23">c</text:span><text:span text:style-name="T23">m</text:span></text:p></draw:text-box></draw:frame></draw:g><text:span text:style-name="T12">B, D et C sont alignés. </text:span><text:span text:style-name="_5f_livret">Calcule le périmètre et l’aire du triangle ABC</text:span></text:p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P13"><text:span text:style-name="_5f_livret"><text:span text:style-name="T7">Aire </text:span></text:span><text:span text:style-name="_5f_livret"><text:span text:style-name="T8">de ABC</text:span></text:span><text:span text:style-name="_5f_livret"><text:span text:style-name="T7"> :</text:span></text:span><text:span text:style-name="_5f_livret"><text:span text:style-name="T5"> </text:span></text:span></text:p>
        <text:p text:style-name="P5"><text:span text:style-name="_5f_pointillés_20_gris">………………………………………………………………….</text:span></text:p>
        <text:p text:style-name="P9"><text:span text:style-name="_5f_pointillés_20_gris">………………………………………………………………….</text:span></text:p>
        <text:p text:style-name="P9"><text:span text:style-name="_5f_pointillés_20_gris">………………………………………………………………….</text:span></text:p>
        <text:p text:style-name="P5"><text:span text:style-name="_5f_livret"><text:span text:style-name="T7">Périmètre </text:span></text:span><text:span text:style-name="_5f_livret"><text:span text:style-name="T8">de ABC </text:span></text:span><text:span text:style-name="_5f_livret"><text:span text:style-name="T7">: </text:span></text:span></text:p>
        <text:p text:style-name="P9"><text:span text:style-name="_5f_pointillés_20_gris"><text:span text:style-name="T5">………………………………………………………………….</text:span></text:span></text:p>
        <text:p text:style-name="P9"><text:span text:style-name="_5f_pointillés_20_gris"><text:span text:style-name="T4">………………………………………………………………….</text:span></text:span></text:p>
        <text:p text:style-name="P9"><text:span text:style-name="_5f_pointillés_20_gris"><text:span text:style-name="T4">………………………………………………………………….</text:span></text:span></text:p>
        <text:list xml:id="list194158588308558" text:continue-numbering="true" text:style-name="_5f_Numérotation_20_des_20_exercices_20_livrets">
          <text:list-item>
            <text:h text:style-name="_5f_Titre_20_d_27_exercices_20_livret_20_sans_20_titre_20_avec_20_num_20_exo" text:outline-level="1"><draw:g text:anchor-type="paragraph" draw:z-index="7" draw:style-name="gr4"><draw:g draw:style-name="gr20"><draw:frame draw:style-name="gr21" draw:text-style-name="P31" svg:width="0.689cm" svg:height="0.625cm" svg:x="6.907cm" svg:y="3.736cm"><draw:text-box><text:p text:style-name="P25"><text:span text:style-name="T17">F</text:span></text:p></draw:text-box></draw:frame><draw:frame draw:style-name="gr22" draw:text-style-name="P31" svg:width="0.706cm" svg:height="0.625cm" svg:x="4.808cm" svg:y="3.635cm"><draw:text-box><text:p text:style-name="P25"><text:span text:style-name="T17">E</text:span></text:p></draw:text-box></draw:frame><draw:frame draw:style-name="gr23" draw:text-style-name="P31" svg:width="0.75cm" svg:height="0.623cm" svg:x="7.607cm" svg:y="1.337cm"><draw:text-box><text:p text:style-name="P25"><text:span text:style-name="T17">D</text:span></text:p></draw:text-box></draw:frame><draw:polyline draw:style-name="gr6" draw:text-style-name="P27" svg:width="0.235cm" svg:height="0.235cm" draw:transform="rotate (1.5707963267949) translate (7.61027777777779cm 3.82083333333333cm)" svg:viewBox="0 0 236 236" draw:points="0,0 236,0 236,236"><text:p/></draw:polyline><draw:polyline draw:style-name="gr6" draw:text-style-name="P27" svg:width="3.165cm" svg:height="0.039cm" draw:transform="skewX (-0.000872664625997226) rotate (0.672649893718615) translate (5.36844792539023cm 3.82326249285655cm)" svg:viewBox="0 0 3166 40" draw:points="0,5 549,17 1207,40 1871,5 2612,7 3166,0"><text:p/></draw:polyline><draw:polyline draw:style-name="gr6" draw:text-style-name="P27" svg:width="2.1cm" svg:height="0.015cm" draw:transform="rotate (-1.92841429052853) translate (7.85127401982083cm 1.84751940876545cm)" svg:viewBox="0 0 2101 16" draw:points="0,10 840,9 1358,0 1852,16 2101,6"><text:p/></draw:polyline><draw:line draw:style-name="gr24" draw:text-style-name="P27" svg:x1="7.115cm" svg:y1="3.815cm" svg:x2="8.538cm" svg:y2="3.815cm"><text:p/></draw:line><draw:line draw:style-name="gr9" draw:text-style-name="P27" svg:x1="8.004cm" svg:y1="1.847cm" svg:x2="8.004cm" svg:y2="3.817cm"><text:p/></draw:line><draw:line draw:style-name="gr9" draw:text-style-name="P27" svg:x1="5.377cm" svg:y1="3.975cm" svg:x2="7.114cm" svg:y2="3.975cm"><text:p/></draw:line><draw:line draw:style-name="gr9" draw:text-style-name="P27" svg:x1="5.22cm" svg:y1="3.659cm" svg:x2="7.688cm" svg:y2="1.689cm"><text:p/></draw:line><draw:frame draw:style-name="gr10" draw:text-style-name="P29" svg:width="1.082cm" svg:height="0.625cm" draw:transform="rotate (-1.54793251359377) translate (8.38376388888889cm 2.23484722222222cm)"><draw:text-box><text:p text:style-name="P28"><text:span text:style-name="T16">2,5</text:span></text:p></draw:text-box></draw:frame><draw:frame draw:style-name="gr10" draw:text-style-name="P30" svg:width="0.332cm" svg:height="0.625cm" draw:transform="rotate (0.725358837128843) translate (6.25827777777778cm 2.60526388888889cm)"><draw:text-box><text:p text:style-name="P25"><text:span text:style-name="T16">3</text:span></text:p></draw:text-box></draw:frame><draw:frame draw:style-name="gr10" draw:text-style-name="P29" svg:width="1.036cm" svg:height="0.625cm" svg:x="5.708cm" svg:y="3.736cm"><draw:text-box><text:p text:style-name="P28"><text:span text:style-name="T16">2,2</text:span></text:p></draw:text-box></draw:frame><draw:polyline draw:style-name="gr6" draw:text-style-name="P27" svg:width="1.969cm" svg:height="0.04cm" draw:transform="rotate (-1.5707963267949) translate (7.85822222222059cm 1.85033333333329cm)" svg:viewBox="0 0 1970 41" draw:points="0,11 563,0 1085,41 1503,41 1970,11"><text:p/></draw:polyline><draw:polyline draw:style-name="gr6" draw:text-style-name="P27" svg:width="1.736cm" svg:height="0.027cm" svg:x="5.377cm" svg:y="3.788cm" svg:viewBox="0 0 1737 28" draw:points="0,28 473,0 1164,0 1737,28"><text:p/></draw:polyline></draw:g></draw:g><text:s/><text:span text:style-name="_5f_livret"><text:span text:style-name="T9">Calcule l’aire des triangles suivants. L’uni­té de longueur est le centimètre.</text:span></text:span></text:h>
          </text:list-item>
        </text:list>
        <text:p text:style-name="P9"><draw:g text:anchor-type="paragraph" draw:z-index="8" draw:style-name="gr4"><draw:line draw:style-name="gr9" draw:text-style-name="P27" svg:x1="4.074cm" svg:y1="2.985cm" svg:x2="2.355cm" svg:y2="0.506cm"><text:p/></draw:line><draw:line draw:style-name="gr9" draw:text-style-name="P27" svg:x1="1.759cm" svg:y1="0.582cm" svg:x2="0.532cm" svg:y2="2.964cm"><text:p/></draw:line><draw:line draw:style-name="gr9" draw:text-style-name="P27" svg:x1="0.86cm" svg:y1="3.336cm" svg:x2="3.933cm" svg:y2="3.336cm"><text:p/></draw:line><draw:frame draw:style-name="gr10" draw:text-style-name="P29" svg:width="1.057cm" svg:height="0.625cm" svg:x="1.96cm" svg:y="3.182cm"><draw:text-box><text:p text:style-name="P28"><text:span text:style-name="T16">3,9</text:span></text:p></draw:text-box></draw:frame><draw:frame draw:style-name="gr10" draw:text-style-name="P29" svg:width="1.071cm" svg:height="0.625cm" draw:transform="rotate (-0.965865208053663) translate (3.15030555555556cm 1.04598611111111cm)"><draw:text-box><text:p text:style-name="P28"><text:span text:style-name="T16">4,5</text:span></text:p></draw:text-box></draw:frame><draw:frame draw:style-name="gr17" draw:text-style-name="P29" svg:width="1.066cm" svg:height="0.66cm" draw:transform="rotate (1.10339715311082) translate (0.589138888888889cm 1.984375cm)"><draw:text-box><text:p text:style-name="P28"><text:span text:style-name="T16">4,2</text:span></text:p></draw:text-box></draw:frame><draw:line draw:style-name="gr6" draw:text-style-name="P27" svg:x1="0.828cm" svg:y1="3.124cm" svg:x2="1.276cm" svg:y2="3.129cm"><text:p/></draw:line><draw:line draw:style-name="gr6" draw:text-style-name="P27" svg:x1="1.276cm" svg:y1="3.131cm" svg:x2="1.83cm" svg:y2="3.094cm"><text:p/></draw:line><draw:line draw:style-name="gr6" draw:text-style-name="P27" svg:x1="1.828cm" svg:y1="3.094cm" svg:x2="2.198cm" svg:y2="3.131cm"><text:p/></draw:line><draw:line draw:style-name="gr6" draw:text-style-name="P27" svg:x1="2.201cm" svg:y1="3.131cm" svg:x2="2.735cm" svg:y2="3.131cm"><text:p/></draw:line><draw:line draw:style-name="gr6" draw:text-style-name="P27" svg:x1="2.733cm" svg:y1="3.131cm" svg:x2="3.252cm" svg:y2="3.112cm"><text:p/></draw:line><draw:line draw:style-name="gr6" draw:text-style-name="P27" svg:x1="3.254cm" svg:y1="3.112cm" svg:x2="3.903cm" svg:y2="3.126cm"><text:p/></draw:line><draw:frame draw:style-name="gr18" draw:text-style-name="P31" svg:width="0.727cm" svg:height="0.625cm" svg:x="0.337cm" svg:y="2.981cm"><draw:text-box><text:p text:style-name="P25"><text:span text:style-name="T17">C</text:span></text:p></draw:text-box></draw:frame><draw:frame draw:style-name="gr19" draw:text-style-name="P31" svg:width="0.724cm" svg:height="0.625cm" svg:x="3.759cm" svg:y="2.981cm"><draw:text-box><text:p text:style-name="P25"><text:span text:style-name="T17">B</text:span></text:p></draw:text-box></draw:frame><draw:frame draw:style-name="gr19" draw:text-style-name="P31" svg:width="0.724cm" svg:height="0.625cm" svg:x="1.759cm" svg:y="-0.118cm"><draw:text-box><text:p text:style-name="P25"><text:span text:style-name="T17">A</text:span></text:p></draw:text-box></draw:frame><draw:line draw:style-name="gr6" draw:text-style-name="P27" svg:x1="3.901cm" svg:y1="3.126cm" svg:x2="3.472cm" svg:y2="2.632cm"><text:p/></draw:line><draw:line draw:style-name="gr6" draw:text-style-name="P27" svg:x1="3.472cm" svg:y1="2.633cm" svg:x2="3.326cm" svg:y2="2.411cm"><text:p/></draw:line><draw:line draw:style-name="gr6" draw:text-style-name="P27" svg:x1="3.326cm" svg:y1="2.409cm" svg:x2="2.934cm" svg:y2="1.665cm"><text:p/></draw:line><draw:line draw:style-name="gr6" draw:text-style-name="P27" svg:x1="2.934cm" svg:y1="1.666cm" svg:x2="2.803cm" svg:y2="1.555cm"><text:p/></draw:line><draw:line draw:style-name="gr6" draw:text-style-name="P27" svg:x1="2.803cm" svg:y1="1.551cm" svg:x2="2.581cm" svg:y2="1.274cm"><text:p/></draw:line><draw:line draw:style-name="gr6" draw:text-style-name="P27" svg:x1="2.581cm" svg:y1="1.278cm" svg:x2="2.304cm" svg:y2="0.982cm"><text:p/></draw:line><draw:line draw:style-name="gr6" draw:text-style-name="P27" svg:x1="2.305cm" svg:y1="0.981cm" svg:x2="2.06cm" svg:y2="0.669cm"><text:p/></draw:line><draw:line draw:style-name="gr6" draw:text-style-name="P27" svg:x1="2.059cm" svg:y1="0.682cm" svg:x2="1.659cm" svg:y2="1.282cm"><text:p/></draw:line><draw:line draw:style-name="gr6" draw:text-style-name="P27" svg:x1="1.659cm" svg:y1="1.283cm" svg:x2="1.459cm" svg:y2="1.883cm"><text:p/></draw:line><draw:line draw:style-name="gr6" draw:text-style-name="P27" svg:x1="1.459cm" svg:y1="1.879cm" svg:x2="1.34cm" svg:y2="2.145cm"><text:p/></draw:line><draw:line draw:style-name="gr6" draw:text-style-name="P27" svg:x1="1.34cm" svg:y1="2.148cm" svg:x2="1.155cm" svg:y2="2.46cm"><text:p/></draw:line><draw:line draw:style-name="gr6" draw:text-style-name="P27" svg:x1="1.155cm" svg:y1="2.46cm" svg:x2="0.979cm" svg:y2="2.854cm"><text:p/></draw:line><draw:line draw:style-name="gr6" draw:text-style-name="P27" svg:x1="0.979cm" svg:y1="2.854cm" svg:x2="0.828cm" svg:y2="3.127cm"><text:p/></draw:line><draw:line draw:style-name="gr6" draw:text-style-name="P27" svg:x1="1.484cm" svg:y1="1.766cm" svg:x2="1.66cm" svg:y2="1.888cm"><text:p/></draw:line><draw:line draw:style-name="gr6" draw:text-style-name="P27" svg:x1="1.655cm" svg:y1="1.882cm" svg:x2="1.759cm" svg:y2="1.709cm"><text:p/></draw:line><draw:line draw:style-name="gr6" draw:text-style-name="P27" svg:x1="1.559cm" svg:y1="1.582cm" svg:x2="1.875cm" svg:y2="1.817cm"><text:p/></draw:line><draw:line draw:style-name="gr6" draw:text-style-name="P27" svg:x1="1.875cm" svg:y1="1.817cm" svg:x2="2.364cm" svg:y2="2.133cm"><text:p/></draw:line><draw:line draw:style-name="gr6" draw:text-style-name="P27" svg:x1="2.366cm" svg:y1="2.133cm" svg:x2="2.717cm" svg:y2="2.392cm"><text:p/></draw:line><draw:line draw:style-name="gr6" draw:text-style-name="P27" svg:x1="2.717cm" svg:y1="2.392cm" svg:x2="3.068cm" svg:y2="2.595cm"><text:p/></draw:line><draw:line draw:style-name="gr6" draw:text-style-name="P27" svg:x1="3.069cm" svg:y1="2.593cm" svg:x2="3.457cm" svg:y2="2.851cm"><text:p/></draw:line><draw:line draw:style-name="gr6" draw:text-style-name="P27" svg:x1="3.457cm" svg:y1="2.854cm" svg:x2="3.903cm" svg:y2="3.127cm"><text:p/></draw:line><draw:frame draw:style-name="gr10" draw:text-style-name="P29" svg:width="1.038cm" svg:height="0.625cm" draw:transform="rotate (-0.57578412023293) translate (1.99848611111111cm 1.59455555555556cm)"><draw:text-box><text:p text:style-name="P28"><text:span text:style-name="T16">3,6</text:span></text:p></draw:text-box></draw:frame></draw:g><text:span text:style-name="_5f_livret"><text:span text:style-name="T6"/></text:span></text:p>
        <text:p text:style-name="P9"><text:span text:style-name="_5f_livret"><text:span text:style-name="T6"/></text:span></text:p>
        <text:p text:style-name="P9"><text:span text:style-name="_5f_livret"><text:span text:style-name="T6"/></text:span></text:p>
        <text:p text:style-name="P9"><text:span text:style-name="_5f_livret"><text:span text:style-name="T6"/></text:span></text:p>
        <text:p text:style-name="P9"><draw:g text:anchor-type="paragraph" draw:z-index="10" draw:style-name="gr4"><draw:frame draw:style-name="gr5" draw:text-style-name="P26" svg:width="0.779cm" svg:height="0.625cm" svg:x="4.011cm" svg:y="2.09cm"><draw:text-box><text:p text:style-name="P25"><text:span text:style-name="T15">M</text:span></text:p></draw:text-box></draw:frame><draw:polyline draw:style-name="gr6" draw:text-style-name="P27" svg:width="0.232cm" svg:height="0.246cm" draw:transform="rotate (-1.21946154836844) translate (8.05886268714266cm 0.823063346325801cm)" svg:viewBox="0 0 233 247" draw:points="0,243 233,247 215,0"><text:p/></draw:polyline><draw:frame draw:style-name="gr7" draw:text-style-name="P26" svg:width="0.713cm" svg:height="0.625cm" svg:x="8.578cm" svg:y="2.191cm"><draw:text-box><text:p text:style-name="P25"><text:span text:style-name="T15">K</text:span></text:p></draw:text-box></draw:frame><draw:frame draw:style-name="gr8" draw:text-style-name="P26" svg:width="0.682cm" svg:height="0.625cm" svg:x="6.107cm" svg:y="0.714cm"><draw:text-box><text:p text:style-name="P25"><text:span text:style-name="T15">L</text:span></text:p></draw:text-box></draw:frame><draw:line draw:style-name="gr9" draw:text-style-name="P27" svg:x1="8.216cm" svg:y1="0.72cm" svg:x2="8.862cm" svg:y2="2.218cm"><text:p/></draw:line><draw:line draw:style-name="gr9" draw:text-style-name="P27" svg:x1="8.7cm" svg:y1="2.461cm" svg:x2="4.638cm" svg:y2="2.461cm"><text:p/></draw:line><draw:line draw:style-name="gr9" draw:text-style-name="P27" svg:x1="4.555cm" svg:y1="2.14cm" svg:x2="6.557cm" svg:y2="1.251cm"><text:p/></draw:line><draw:line draw:style-name="gr9" draw:text-style-name="P27" svg:x1="7.982cm" svg:y1="0.646cm" svg:x2="6.567cm" svg:y2="1.253cm"><text:p/></draw:line><draw:frame draw:style-name="gr10" draw:text-style-name="P29" svg:width="1.082cm" svg:height="0.625cm" draw:transform="rotate (0.449073216538141) translate (5.08705555555556cm 1.57968055555556cm)"><draw:text-box><text:p text:style-name="P28"><text:span text:style-name="T16">3</text:span><text:span text:style-name="T16">,</text:span><text:span text:style-name="T16">3</text:span></text:p></draw:text-box></draw:frame><draw:frame draw:style-name="gr11" draw:text-style-name="P29" svg:width="1.154cm" svg:height="0.655cm" draw:transform="rotate (0.356047167406843) translate (6.47876388888889cm 0.903111111111111cm)"><draw:text-box><text:p text:style-name="P28"><text:span text:style-name="T16">1</text:span><text:span text:style-name="T16">,</text:span><text:span text:style-name="T16">5</text:span></text:p></draw:text-box></draw:frame><draw:frame draw:style-name="gr12" draw:text-style-name="P30" svg:width="0.465cm" svg:height="0.623cm" draw:transform="rotate (-1.13097335529233) translate (8.75241666666667cm 1.11477777777778cm)"><draw:text-box><text:p text:style-name="P25"><text:span text:style-name="T16">2</text:span></text:p></draw:text-box></draw:frame><draw:frame draw:style-name="gr10" draw:text-style-name="P29" svg:width="1.177cm" svg:height="0.625cm" svg:x="5.911cm" svg:y="2.191cm"><draw:text-box><text:p text:style-name="P28"><text:span text:style-name="T16">5</text:span><text:span text:style-name="T16">,</text:span><text:span text:style-name="T16">2</text:span></text:p></draw:text-box></draw:frame><draw:polyline draw:style-name="gr6" draw:text-style-name="P27" svg:width="4.061cm" svg:height="0.041cm" draw:transform="rotate (-3.14159265358979) translate (8.7000416666667cm 2.30048611111104cm)" svg:viewBox="0 0 4062 42" draw:points="0,0 893,21 1833,0 3052,42 4062,0"><text:p/></draw:polyline><draw:polyline draw:style-name="gr6" draw:text-style-name="P27" svg:width="2.193cm" svg:height="0.034cm" draw:transform="skewX (-0.0493928178314396) rotate (0.41870448755344) translate (4.63763257290303cm 2.30667173826293cm)" svg:viewBox="0 0 2194 35" draw:points="0,0 550,35 930,18 1517,21 2194,0"><text:p/></draw:polyline><draw:line draw:style-name="gr13" draw:text-style-name="P27" svg:x1="6.636cm" svg:y1="1.412cm" svg:x2="8.395cm" svg:y2="0.662cm"><text:p/></draw:line><draw:polyline draw:style-name="gr6" draw:text-style-name="P27" svg:width="2.246cm" svg:height="0.052cm" draw:transform="rotate (-0.408232512041474) translate (6.65225033864048cm 1.37655761182948cm)" svg:viewBox="0 0 2247 53" draw:points="0,34 679,53 1129,0 1577,42 2247,28"><text:p/></draw:polyline><draw:polyline draw:style-name="gr6" draw:text-style-name="P27" svg:width="1.631cm" svg:height="0.043cm" draw:transform="rotate (-1.16204021597783) translate (8.05169444444472cm 0.800708333333843cm)" svg:viewBox="0 0 1632 44" draw:points="0,0 448,44 972,20 1632,1"><text:p/></draw:polyline></draw:g><text:span text:style-name="_5f_livret"><text:span text:style-name="T6"/></text:span></text:p>
        <text:p text:style-name="P9"><draw:g text:anchor-type="paragraph" draw:z-index="9" draw:style-name="gr4"><draw:frame draw:style-name="gr12" draw:text-style-name="P30" svg:width="1.036cm" svg:height="0.623cm" draw:transform="rotate (-1.0759954838545) translate (2.32656944444444cm 0.636763888888889cm)"><draw:text-box><text:p text:style-name="P25"><text:span text:style-name="T16">1</text:span><text:span text:style-name="T16">,</text:span><text:span text:style-name="T16">3</text:span></text:p></draw:text-box></draw:frame><draw:frame draw:style-name="gr14" draw:text-style-name="P26" svg:width="0.599cm" svg:height="0.623cm" svg:x="3.882cm" svg:y="0.54cm"><draw:text-box><text:p text:style-name="P25"><text:span text:style-name="T15">I</text:span></text:p></draw:text-box></draw:frame><draw:frame draw:style-name="gr15" draw:text-style-name="P26" svg:width="0.745cm" svg:height="0.625cm" svg:x="1.439cm" svg:y="0.439cm"><draw:text-box><text:p text:style-name="P25"><text:span text:style-name="T15">H</text:span></text:p></draw:text-box></draw:frame><draw:line draw:style-name="gr9" draw:text-style-name="P27" svg:x1="1.143cm" svg:y1="2.655cm" svg:x2="4.011cm" svg:y2="1.069cm"><text:p/></draw:line><draw:line draw:style-name="gr9" draw:text-style-name="P27" svg:x1="1.921cm" svg:y1="0.77cm" svg:x2="3.932cm" svg:y2="0.77cm"><text:p/></draw:line><draw:frame draw:style-name="gr10" draw:text-style-name="P29" svg:width="1.105cm" svg:height="0.625cm" svg:x="2.374cm" svg:y="0.439cm"><draw:text-box><text:p text:style-name="P28"><text:span text:style-name="T16">2</text:span><text:span text:style-name="T16">,</text:span><text:span text:style-name="T16">7</text:span></text:p></draw:text-box></draw:frame><draw:frame draw:style-name="gr16" draw:text-style-name="P26" svg:width="0.752cm" svg:height="0.623cm" svg:x="0.478cm" svg:y="2.316cm"><draw:text-box><text:p text:style-name="P25"><text:span text:style-name="T15">G</text:span></text:p></draw:text-box></draw:frame><draw:frame draw:style-name="gr10" draw:text-style-name="P29" svg:width="1.077cm" svg:height="0.625cm" draw:transform="rotate (0.515744793964324) translate (1.87854166666667cm 1.97026388888889cm)"><draw:text-box><text:p text:style-name="P28"><text:span text:style-name="T16">4,4</text:span></text:p></draw:text-box></draw:frame><draw:polyline draw:style-name="gr6" draw:text-style-name="P27" svg:width="2.01cm" svg:height="0.01cm" svg:x="1.921cm" svg:y="0.92cm" svg:viewBox="0 0 2011 11" draw:points="0,0 418,11 810,11 1245,11 1679,11 2011,0"><text:p/></draw:polyline><draw:polyline draw:style-name="gr6" draw:text-style-name="P27" svg:width="3.278cm" svg:height="0.023cm" draw:transform="rotate (0.504051087975962) translate (1.05502330874307cm 2.49238223546753cm)" svg:viewBox="0 0 3279 24" draw:points="0,24 455,3 935,19 1346,16 1963,0 2383,9 2866,18 3279,21"><text:p/></draw:polyline><draw:polyline draw:style-name="gr6" draw:text-style-name="P27" svg:width="1.8cm" svg:height="0.821cm" draw:transform="rotate (-2.06542263681009) translate (2.64536076637572cm 1.31606543171475cm)" svg:viewBox="0 0 1801 822" draw:points="536,0 215,501 0,822 579,799 1162,817 1801,820"><text:p/></draw:polyline><draw:polyline draw:style-name="gr6" draw:text-style-name="P27" svg:width="0.225cm" svg:height="0.218cm" draw:transform="skewX (-0.017802358370342) rotate (2.06873876238888) translate (2.37332089323226cm 1.77893760252288cm)" svg:viewBox="0 0 226 219" draw:points="0,219 226,217 224,0"><text:p/></draw:polyline></draw:g><text:span text:style-name="_5f_livret"><text:span text:style-name="T6"/></text:span></text:p>
        <text:p text:style-name="P9"><text:span text:style-name="_5f_livret"><text:span text:style-name="T6"/></text:span></text:p>
        <text:p text:style-name="P9"><text:span text:style-name="_5f_livret"><text:span text:style-name="T6"/></text:span></text:p>
        <text:p text:style-name="P9"><text:span text:style-name="_5f_livret"><text:span text:style-name="T6"/></text:span></text:p>
        <text:p text:style-name="P9"><text:span text:style-name="_5f_livret"><text:span text:style-name="T6">ABC :</text:span></text:span><text:span text:style-name="_5f_livret"> </text:span></text:p>
        <text:p text:style-name="P9"><text:span text:style-name="_5f_pointillés_20_gris">………………………………………………………………….</text:span></text:p>
        <text:p text:style-name="P9"><text:span text:style-name="_5f_pointillés_20_gris">………………………………………………………………….</text:span></text:p>
        <text:p text:style-name="P9"><text:span text:style-name="_5f_pointillés_20_gris">………………………………………………………………….</text:span></text:p>
        <text:p text:style-name="P7"><text:span text:style-name="_5f_livret"><text:span text:style-name="T6">EDF :</text:span></text:span><text:span text:style-name="_5f_livret"> </text:span><text:span text:style-name="_5f_pointillés_20_gris">………………………………………………………………….</text:span></text:p>
        <text:p text:style-name="P7"><text:span text:style-name="_5f_pointillés_20_gris">………………………………………………………………….</text:span></text:p>
        <text:p text:style-name="P7"><text:span text:style-name="_5f_pointillés_20_gris">………………………………………………………………….</text:span></text:p>
        <text:p text:style-name="P6"><text:span text:style-name="_5f_livret"><text:span text:style-name="T6">HIG :</text:span></text:span><text:span text:style-name="_5f_livret"> </text:span>………………………………………………………………….</text:p>
        <text:p text:style-name="P6">………………………………………………………………….</text:p>
        <text:p text:style-name="P7"><text:span text:style-name="_5f_pointillés_20_gris">………………………………………………………………….</text:span></text:p>
        <text:p text:style-name="P7"><text:span text:style-name="_5f_pointillés_20_gris">………………………………………………………………….</text:span></text:p>
        <text:p text:style-name="P6"><text:span text:style-name="_5f_livret"><text:span text:style-name="T6">MLK :</text:span></text:span></text:p>
        <text:p text:style-name="P10">………………………………………………………………….</text:p>
        <text:p text:style-name="P11"><text:span text:style-name="_5f_pointillés_20_gris">………………………………………………………………….</text:span></text:p>
        <text:p text:style-name="P12"><text:span text:style-name="_5f_pointillés_20_gris">………………………………………………………………….</text:span></text:p>
        <text:p text:style-name="P12"><text:span text:style-name="_5f_pointillés_20_gris">………………………………………………………………….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pitch="variable"/>
    <style:font-face style:name="Arial Unicode MS" svg:font-family="'Arial Unicode MS'" style:font-pitch="variable"/>
    <style:font-face style:name="Lucida Sans1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11cm" draw:rotation="450"/>
    <draw:hatch draw:name="Hatching_20_2" draw:display-name="Hatching 2" draw:style="single" draw:color="#8d1d75" draw:distance="0.057cm" draw:rotation="45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opacity draw:name="Transparency_20_3" draw:display-name="Transparency 3" draw:style="linear" draw:start="35%" draw:end="0%" draw:angle="9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_20_7428" draw:display-name="Dash 7428" draw:style="rect" draw:dots1="1" draw:dots1-length="0.029cm" draw:dots2="1" draw:dots2-length="0.029cm" draw:distance="0.029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3cm" draw:dots2="1" draw:dots2-length="0.003cm" draw:distance="0.003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3cm" draw:dots2="1" draw:dots2-length="0.003cm" draw:distance="0.003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3cm" draw:dots2="1" draw:dots2-length="0.003cm" draw:distance="0.003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3cm" draw:dots2="1" draw:dots2-length="0.003cm" draw:distance="0.003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3cm" draw:dots2="1" draw:dots2-length="0.003cm" draw:distance="0.003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3cm" draw:dots2="1" draw:dots2-length="0.003cm" draw:distance="0.003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0" draw:display-name="Dashed (var) 30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4" draw:display-name="Dashed (var) 304" draw:style="rect" draw:dots1="1" draw:dots1-length="0.006cm" draw:dots2="1" draw:dots2-length="0.006cm" draw:distance="0.006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03cm" draw:dots2="1" draw:dots2-length="0.003cm" draw:distance="0.003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3" draw:display-name="Dashed (var) 493" draw:style="rect" draw:dots1="1" draw:dots1-length="0.003cm" draw:dots2="1" draw:dots2-length="0.003cm" draw:distance="0.003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3cm" draw:dots2="1" draw:dots2-length="0.003cm" draw:distance="0.00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2cm" draw:dots2="1" draw:dots2-length="0.002cm" draw:distance="0.002cm"/>
    <draw:stroke-dash draw:name="Dashed_20__28_var_29__20_5986" draw:display-name="Dashed (var) 5986" draw:style="rect" draw:dots1="1" draw:dots1-length="0.002cm" draw:dots2="1" draw:dots2-length="0.002cm" draw:distance="0.002cm"/>
    <draw:stroke-dash draw:name="Dashed_20__28_var_29__20_5987" draw:display-name="Dashed (var) 5987" draw:style="rect" draw:dots1="1" draw:dots1-length="0.002cm" draw:dots2="1" draw:dots2-length="0.002cm" draw:distance="0.002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0" draw:display-name="Dashed (var) 5990" draw:style="rect" draw:dots1="1" draw:dots1-length="0.002cm" draw:dots2="1" draw:dots2-length="0.002cm" draw:distance="0.002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2cm" draw:dots2="1" draw:dots2-length="0.002cm" draw:distance="0.002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2cm" draw:dots2="1" draw:dots2-length="0.002cm" draw:distance="0.002cm"/>
    <draw:stroke-dash draw:name="Dashed_20__28_var_29__20_5999" draw:display-name="Dashed (var) 5999" draw:style="rect" draw:dots1="1" draw:dots1-length="0.002cm" draw:dots2="1" draw:dots2-length="0.002cm" draw:distance="0.002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00" draw:display-name="Dashed (var) 6000" draw:style="rect" draw:dots1="1" draw:dots1-length="0.002cm" draw:dots2="1" draw:dots2-length="0.002cm" draw:distance="0.002cm"/>
    <draw:stroke-dash draw:name="Dashed_20__28_var_29__20_6001" draw:display-name="Dashed (var) 6001" draw:style="rect" draw:dots1="1" draw:dots1-length="0.002cm" draw:dots2="1" draw:dots2-length="0.002cm" draw:distance="0.002cm"/>
    <draw:stroke-dash draw:name="Dashed_20__28_var_29__20_6002" draw:display-name="Dashed (var) 6002" draw:style="rect" draw:dots1="1" draw:dots1-length="0.002cm" draw:dots2="1" draw:dots2-length="0.002cm" draw:distance="0.002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3cm" draw:dots2="1" draw:dots2-length="0.003cm" draw:distance="0.003cm"/>
    <draw:stroke-dash draw:name="Dashed_20__28_var_29__20_6023" draw:display-name="Dashed (var) 6023" draw:style="rect" draw:dots1="1" draw:dots1-length="0.003cm" draw:dots2="1" draw:dots2-length="0.003cm" draw:distance="0.003cm"/>
    <draw:stroke-dash draw:name="Dashed_20__28_var_29__20_6024" draw:display-name="Dashed (var) 6024" draw:style="rect" draw:dots1="1" draw:dots1-length="0.003cm" draw:dots2="1" draw:dots2-length="0.003cm" draw:distance="0.003cm"/>
    <draw:stroke-dash draw:name="Dashed_20__28_var_29__20_6025" draw:display-name="Dashed (var) 6025" draw:style="rect" draw:dots1="1" draw:dots1-length="0.003cm" draw:dots2="1" draw:dots2-length="0.003cm" draw:distance="0.003cm"/>
    <draw:stroke-dash draw:name="Dashed_20__28_var_29__20_6026" draw:display-name="Dashed (var) 6026" draw:style="rect" draw:dots1="1" draw:dots1-length="0.003cm" draw:dots2="1" draw:dots2-length="0.003cm" draw:distance="0.003cm"/>
    <draw:stroke-dash draw:name="Dashed_20__28_var_29__20_6027" draw:display-name="Dashed (var) 6027" draw:style="rect" draw:dots1="1" draw:dots1-length="0.003cm" draw:dots2="1" draw:dots2-length="0.003cm" draw:distance="0.003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73" draw:display-name="Dashed (var) 6073" draw:style="rect" draw:dots1="1" draw:dots1-length="0.002cm" draw:dots2="1" draw:dots2-length="0.002cm" draw:distance="0.002cm"/>
    <draw:stroke-dash draw:name="Dashed_20__28_var_29__20_6074" draw:display-name="Dashed (var) 6074" draw:style="rect" draw:dots1="1" draw:dots1-length="0.002cm" draw:dots2="1" draw:dots2-length="0.002cm" draw:distance="0.002cm"/>
    <draw:stroke-dash draw:name="Dashed_20__28_var_29__20_6075" draw:display-name="Dashed (var) 6075" draw:style="rect" draw:dots1="1" draw:dots1-length="0.002cm" draw:dots2="1" draw:dots2-length="0.002cm" draw:distance="0.002cm"/>
    <draw:stroke-dash draw:name="Dashed_20__28_var_29__20_6076" draw:display-name="Dashed (var) 6076" draw:style="rect" draw:dots1="1" draw:dots1-length="0.002cm" draw:dots2="1" draw:dots2-length="0.002cm" draw:distance="0.002cm"/>
    <draw:stroke-dash draw:name="Dashed_20__28_var_29__20_6077" draw:display-name="Dashed (var) 6077" draw:style="rect" draw:dots1="1" draw:dots1-length="0.002cm" draw:dots2="1" draw:dots2-length="0.002cm" draw:distance="0.002cm"/>
    <draw:stroke-dash draw:name="Dashed_20__28_var_29__20_6078" draw:display-name="Dashed (var) 6078" draw:style="rect" draw:dots1="1" draw:dots1-length="0.002cm" draw:dots2="1" draw:dots2-length="0.002cm" draw:distance="0.002cm"/>
    <draw:stroke-dash draw:name="Dashed_20__28_var_29__20_6079" draw:display-name="Dashed (var) 6079" draw:style="rect" draw:dots1="1" draw:dots1-length="0.002cm" draw:dots2="1" draw:dots2-length="0.002cm" draw:distance="0.002cm"/>
    <draw:stroke-dash draw:name="Dashed_20__28_var_29__20_6080" draw:display-name="Dashed (var) 6080" draw:style="rect" draw:dots1="1" draw:dots1-length="0.002cm" draw:dots2="1" draw:dots2-length="0.002cm" draw:distance="0.002cm"/>
    <draw:stroke-dash draw:name="Dashed_20__28_var_29__20_6081" draw:display-name="Dashed (var) 6081" draw:style="rect" draw:dots1="1" draw:dots1-length="0.002cm" draw:dots2="1" draw:dots2-length="0.002cm" draw:distance="0.002cm"/>
    <draw:stroke-dash draw:name="Dashed_20__28_var_29__20_6082" draw:display-name="Dashed (var) 6082" draw:style="rect" draw:dots1="1" draw:dots1-length="0.002cm" draw:dots2="1" draw:dots2-length="0.002cm" draw:distance="0.002cm"/>
    <draw:stroke-dash draw:name="Dashed_20__28_var_29__20_6083" draw:display-name="Dashed (var) 6083" draw:style="rect" draw:dots1="1" draw:dots1-length="0.002cm" draw:dots2="1" draw:dots2-length="0.002cm" draw:distance="0.002cm"/>
    <draw:stroke-dash draw:name="Dashed_20__28_var_29__20_6084" draw:display-name="Dashed (var) 6084" draw:style="rect" draw:dots1="1" draw:dots1-length="0.002cm" draw:dots2="1" draw:dots2-length="0.002cm" draw:distance="0.002cm"/>
    <draw:stroke-dash draw:name="Dashed_20__28_var_29__20_6085" draw:display-name="Dashed (var) 6085" draw:style="rect" draw:dots1="1" draw:dots1-length="0.002cm" draw:dots2="1" draw:dots2-length="0.002cm" draw:distance="0.002cm"/>
    <draw:stroke-dash draw:name="Dashed_20__28_var_29__20_6086" draw:display-name="Dashed (var) 6086" draw:style="rect" draw:dots1="1" draw:dots1-length="0.002cm" draw:dots2="1" draw:dots2-length="0.002cm" draw:distance="0.002cm"/>
    <draw:stroke-dash draw:name="Dashed_20__28_var_29__20_6087" draw:display-name="Dashed (var) 6087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2cm" draw:dots2="1" draw:dots2-length="0.002cm" draw:distance="0.002cm"/>
    <draw:stroke-dash draw:name="Dashed_20__28_var_29__20_6128" draw:display-name="Dashed (var) 6128" draw:style="rect" draw:dots1="1" draw:dots1-length="0.002cm" draw:dots2="1" draw:dots2-length="0.002cm" draw:distance="0.002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2cm" draw:dots2="1" draw:dots2-length="0.002cm" draw:distance="0.002cm"/>
    <draw:stroke-dash draw:name="Dashed_20__28_var_29__20_6187" draw:display-name="Dashed (var) 6187" draw:style="rect" draw:dots1="1" draw:dots1-length="0.002cm" draw:dots2="1" draw:dots2-length="0.002cm" draw:distance="0.002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2cm" draw:dots2="1" draw:dots2-length="0.002cm" draw:distance="0.002cm"/>
    <draw:stroke-dash draw:name="Dashed_20__28_var_29__20_6246" draw:display-name="Dashed (var) 6246" draw:style="rect" draw:dots1="1" draw:dots1-length="0.002cm" draw:dots2="1" draw:dots2-length="0.002cm" draw:distance="0.002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3cm" draw:dots2="1" draw:dots2-length="0.003cm" draw:distance="0.003cm"/>
    <draw:stroke-dash draw:name="Dashed_20__28_var_29__20_6250" draw:display-name="Dashed (var) 6250" draw:style="rect" draw:dots1="1" draw:dots1-length="0.003cm" draw:dots2="1" draw:dots2-length="0.003cm" draw:distance="0.003cm"/>
    <draw:stroke-dash draw:name="Dashed_20__28_var_29__20_6251" draw:display-name="Dashed (var) 6251" draw:style="rect" draw:dots1="1" draw:dots1-length="0.003cm" draw:dots2="1" draw:dots2-length="0.003cm" draw:distance="0.003cm"/>
    <draw:stroke-dash draw:name="Dashed_20__28_var_29__20_6252" draw:display-name="Dashed (var) 6252" draw:style="rect" draw:dots1="1" draw:dots1-length="0.003cm" draw:dots2="1" draw:dots2-length="0.003cm" draw:distance="0.003cm"/>
    <draw:stroke-dash draw:name="Dashed_20__28_var_29__20_6253" draw:display-name="Dashed (var) 6253" draw:style="rect" draw:dots1="1" draw:dots1-length="0.003cm" draw:dots2="1" draw:dots2-length="0.003cm" draw:distance="0.003cm"/>
    <draw:stroke-dash draw:name="Dashed_20__28_var_29__20_6254" draw:display-name="Dashed (var) 6254" draw:style="rect" draw:dots1="1" draw:dots1-length="0.003cm" draw:dots2="1" draw:dots2-length="0.003cm" draw:distance="0.003cm"/>
    <draw:stroke-dash draw:name="Dashed_20__28_var_29__20_6255" draw:display-name="Dashed (var) 6255" draw:style="rect" draw:dots1="1" draw:dots1-length="0.003cm" draw:dots2="1" draw:dots2-length="0.003cm" draw:distance="0.003cm"/>
    <draw:stroke-dash draw:name="Dashed_20__28_var_29__20_6256" draw:display-name="Dashed (var) 6256" draw:style="rect" draw:dots1="1" draw:dots1-length="0.003cm" draw:dots2="1" draw:dots2-length="0.003cm" draw:distance="0.003cm"/>
    <draw:stroke-dash draw:name="Dashed_20__28_var_29__20_6257" draw:display-name="Dashed (var) 6257" draw:style="rect" draw:dots1="1" draw:dots1-length="0.003cm" draw:dots2="1" draw:dots2-length="0.003cm" draw:distance="0.003cm"/>
    <draw:stroke-dash draw:name="Dashed_20__28_var_29__20_6258" draw:display-name="Dashed (var) 6258" draw:style="rect" draw:dots1="1" draw:dots1-length="0.003cm" draw:dots2="1" draw:dots2-length="0.003cm" draw:distance="0.003cm"/>
    <draw:stroke-dash draw:name="Dashed_20__28_var_29__20_6259" draw:display-name="Dashed (var) 6259" draw:style="rect" draw:dots1="1" draw:dots1-length="0.003cm" draw:dots2="1" draw:dots2-length="0.003cm" draw:distance="0.003cm"/>
    <draw:stroke-dash draw:name="Dashed_20__28_var_29__20_6260" draw:display-name="Dashed (var) 6260" draw:style="rect" draw:dots1="1" draw:dots1-length="0.003cm" draw:dots2="1" draw:dots2-length="0.003cm" draw:distance="0.003cm"/>
    <draw:stroke-dash draw:name="Dashed_20__28_var_29__20_6261" draw:display-name="Dashed (var) 6261" draw:style="rect" draw:dots1="1" draw:dots1-length="0.003cm" draw:dots2="1" draw:dots2-length="0.003cm" draw:distance="0.003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2cm" draw:dots2="1" draw:dots2-length="0.002cm" draw:distance="0.002cm"/>
    <draw:stroke-dash draw:name="Dashed_20__28_var_29__20_6305" draw:display-name="Dashed (var) 6305" draw:style="rect" draw:dots1="1" draw:dots1-length="0.002cm" draw:dots2="1" draw:dots2-length="0.002cm" draw:distance="0.002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3cm" draw:dots2="1" draw:dots2-length="0.003cm" draw:distance="0.003cm"/>
    <draw:stroke-dash draw:name="Dashed_20__28_var_29__20_6328" draw:display-name="Dashed (var) 6328" draw:style="rect" draw:dots1="1" draw:dots1-length="0.003cm" draw:dots2="1" draw:dots2-length="0.003cm" draw:distance="0.003cm"/>
    <draw:stroke-dash draw:name="Dashed_20__28_var_29__20_6329" draw:display-name="Dashed (var) 6329" draw:style="rect" draw:dots1="1" draw:dots1-length="0.003cm" draw:dots2="1" draw:dots2-length="0.003cm" draw:distance="0.003cm"/>
    <draw:stroke-dash draw:name="Dashed_20__28_var_29__20_6330" draw:display-name="Dashed (var) 6330" draw:style="rect" draw:dots1="1" draw:dots1-length="0.003cm" draw:dots2="1" draw:dots2-length="0.003cm" draw:distance="0.003cm"/>
    <draw:stroke-dash draw:name="Dashed_20__28_var_29__20_6331" draw:display-name="Dashed (var) 6331" draw:style="rect" draw:dots1="1" draw:dots1-length="0.003cm" draw:dots2="1" draw:dots2-length="0.003cm" draw:distance="0.003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62" draw:display-name="Dashed (var) 6362" draw:style="rect" draw:dots1="1" draw:dots1-length="0.003cm" draw:dots2="1" draw:dots2-length="0.003cm" draw:distance="0.003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3cm" draw:dots2="1" draw:dots2-length="0.003cm" draw:distance="0.003cm"/>
    <draw:stroke-dash draw:name="Dashed_20__28_var_29__20_6366" draw:display-name="Dashed (var) 6366" draw:style="rect" draw:dots1="1" draw:dots1-length="0.003cm" draw:dots2="1" draw:dots2-length="0.003cm" draw:distance="0.003cm"/>
    <draw:stroke-dash draw:name="Dashed_20__28_var_29__20_6367" draw:display-name="Dashed (var) 6367" draw:style="rect" draw:dots1="1" draw:dots1-length="0.003cm" draw:dots2="1" draw:dots2-length="0.003cm" draw:distance="0.003cm"/>
    <draw:stroke-dash draw:name="Dashed_20__28_var_29__20_6368" draw:display-name="Dashed (var) 6368" draw:style="rect" draw:dots1="1" draw:dots1-length="0.003cm" draw:dots2="1" draw:dots2-length="0.003cm" draw:distance="0.003cm"/>
    <draw:stroke-dash draw:name="Dashed_20__28_var_29__20_6369" draw:display-name="Dashed (var) 6369" draw:style="rect" draw:dots1="1" draw:dots1-length="0.003cm" draw:dots2="1" draw:dots2-length="0.003cm" draw:distance="0.003cm"/>
    <draw:stroke-dash draw:name="Dashed_20__28_var_29__20_6370" draw:display-name="Dashed (var) 6370" draw:style="rect" draw:dots1="1" draw:dots1-length="0.003cm" draw:dots2="1" draw:dots2-length="0.003cm" draw:distance="0.003cm"/>
    <draw:stroke-dash draw:name="Dashed_20__28_var_29__20_6371" draw:display-name="Dashed (var) 6371" draw:style="rect" draw:dots1="1" draw:dots1-length="0.003cm" draw:dots2="1" draw:dots2-length="0.003cm" draw:distance="0.003cm"/>
    <draw:stroke-dash draw:name="Dashed_20__28_var_29__20_6372" draw:display-name="Dashed (var) 6372" draw:style="rect" draw:dots1="1" draw:dots1-length="0.003cm" draw:dots2="1" draw:dots2-length="0.003cm" draw:distance="0.003cm"/>
    <draw:stroke-dash draw:name="Dashed_20__28_var_29__20_6373" draw:display-name="Dashed (var) 6373" draw:style="rect" draw:dots1="1" draw:dots1-length="0.003cm" draw:dots2="1" draw:dots2-length="0.003cm" draw:distance="0.003cm"/>
    <draw:stroke-dash draw:name="Dashed_20__28_var_29__20_6374" draw:display-name="Dashed (var) 6374" draw:style="rect" draw:dots1="1" draw:dots1-length="0.003cm" draw:dots2="1" draw:dots2-length="0.003cm" draw:distance="0.003cm"/>
    <draw:stroke-dash draw:name="Dashed_20__28_var_29__20_6375" draw:display-name="Dashed (var) 6375" draw:style="rect" draw:dots1="1" draw:dots1-length="0.003cm" draw:dots2="1" draw:dots2-length="0.003cm" draw:distance="0.003cm"/>
    <draw:stroke-dash draw:name="Dashed_20__28_var_29__20_6376" draw:display-name="Dashed (var) 6376" draw:style="rect" draw:dots1="1" draw:dots1-length="0.003cm" draw:dots2="1" draw:dots2-length="0.003cm" draw:distance="0.003cm"/>
    <draw:stroke-dash draw:name="Dashed_20__28_var_29__20_6377" draw:display-name="Dashed (var) 6377" draw:style="rect" draw:dots1="1" draw:dots1-length="0.003cm" draw:dots2="1" draw:dots2-length="0.003cm" draw:distance="0.003cm"/>
    <draw:stroke-dash draw:name="Dashed_20__28_var_29__20_6378" draw:display-name="Dashed (var) 6378" draw:style="rect" draw:dots1="1" draw:dots1-length="0.003cm" draw:dots2="1" draw:dots2-length="0.003cm" draw:distance="0.003cm"/>
    <draw:stroke-dash draw:name="Dashed_20__28_var_29__20_6379" draw:display-name="Dashed (var) 6379" draw:style="rect" draw:dots1="1" draw:dots1-length="0.003cm" draw:dots2="1" draw:dots2-length="0.003cm" draw:distance="0.003cm"/>
    <draw:stroke-dash draw:name="Dashed_20__28_var_29__20_6380" draw:display-name="Dashed (var) 6380" draw:style="rect" draw:dots1="1" draw:dots1-length="0.003cm" draw:dots2="1" draw:dots2-length="0.003cm" draw:distance="0.003cm"/>
    <draw:stroke-dash draw:name="Dashed_20__28_var_29__20_6381" draw:display-name="Dashed (var) 6381" draw:style="rect" draw:dots1="1" draw:dots1-length="0.003cm" draw:dots2="1" draw:dots2-length="0.003cm" draw:distance="0.003cm"/>
    <draw:stroke-dash draw:name="Dashed_20__28_var_29__20_6382" draw:display-name="Dashed (var) 6382" draw:style="rect" draw:dots1="1" draw:dots1-length="0.003cm" draw:dots2="1" draw:dots2-length="0.003cm" draw:distance="0.003cm"/>
    <draw:stroke-dash draw:name="Dashed_20__28_var_29__20_6383" draw:display-name="Dashed (var) 6383" draw:style="rect" draw:dots1="1" draw:dots1-length="0.003cm" draw:dots2="1" draw:dots2-length="0.003cm" draw:distance="0.003cm"/>
    <draw:stroke-dash draw:name="Dashed_20__28_var_29__20_6384" draw:display-name="Dashed (var) 6384" draw:style="rect" draw:dots1="1" draw:dots1-length="0.003cm" draw:dots2="1" draw:dots2-length="0.003cm" draw:distance="0.003cm"/>
    <draw:stroke-dash draw:name="Dashed_20__28_var_29__20_6385" draw:display-name="Dashed (var) 6385" draw:style="rect" draw:dots1="1" draw:dots1-length="0.003cm" draw:dots2="1" draw:dots2-length="0.003cm" draw:distance="0.003cm"/>
    <draw:stroke-dash draw:name="Dashed_20__28_var_29__20_6386" draw:display-name="Dashed (var) 6386" draw:style="rect" draw:dots1="1" draw:dots1-length="0.003cm" draw:dots2="1" draw:dots2-length="0.003cm" draw:distance="0.003cm"/>
    <draw:stroke-dash draw:name="Dashed_20__28_var_29__20_6387" draw:display-name="Dashed (var) 6387" draw:style="rect" draw:dots1="1" draw:dots1-length="0.003cm" draw:dots2="1" draw:dots2-length="0.003cm" draw:distance="0.003cm"/>
    <draw:stroke-dash draw:name="Dashed_20__28_var_29__20_6388" draw:display-name="Dashed (var) 6388" draw:style="rect" draw:dots1="1" draw:dots1-length="0.003cm" draw:dots2="1" draw:dots2-length="0.003cm" draw:distance="0.003cm"/>
    <draw:stroke-dash draw:name="Dashed_20__28_var_29__20_6389" draw:display-name="Dashed (var) 6389" draw:style="rect" draw:dots1="1" draw:dots1-length="0.003cm" draw:dots2="1" draw:dots2-length="0.003cm" draw:distance="0.003cm"/>
    <draw:stroke-dash draw:name="Dashed_20__28_var_29__20_6390" draw:display-name="Dashed (var) 6390" draw:style="rect" draw:dots1="1" draw:dots1-length="0.003cm" draw:dots2="1" draw:dots2-length="0.003cm" draw:distance="0.003cm"/>
    <draw:stroke-dash draw:name="Dashed_20__28_var_29__20_6391" draw:display-name="Dashed (var) 6391" draw:style="rect" draw:dots1="1" draw:dots1-length="0.003cm" draw:dots2="1" draw:dots2-length="0.003cm" draw:distance="0.003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2cm" draw:dots2="1" draw:dots2-length="0.002cm" draw:distance="0.002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3cm" draw:dots2="1" draw:dots2-length="0.003cm" draw:distance="0.003cm"/>
    <draw:stroke-dash draw:name="Dashed_20__28_var_29__20_6458" draw:display-name="Dashed (var) 6458" draw:style="rect" draw:dots1="1" draw:dots1-length="0.003cm" draw:dots2="1" draw:dots2-length="0.003cm" draw:distance="0.003cm"/>
    <draw:stroke-dash draw:name="Dashed_20__28_var_29__20_6459" draw:display-name="Dashed (var) 6459" draw:style="rect" draw:dots1="1" draw:dots1-length="0.002cm" draw:dots2="1" draw:dots2-length="0.002cm" draw:distance="0.002cm"/>
    <draw:stroke-dash draw:name="Dashed_20__28_var_29__20_6460" draw:display-name="Dashed (var) 6460" draw:style="rect" draw:dots1="1" draw:dots1-length="0.002cm" draw:dots2="1" draw:dots2-length="0.002cm" draw:distance="0.002cm"/>
    <draw:stroke-dash draw:name="Dashed_20__28_var_29__20_6461" draw:display-name="Dashed (var) 6461" draw:style="rect" draw:dots1="1" draw:dots1-length="0.003cm" draw:dots2="1" draw:dots2-length="0.003cm" draw:distance="0.003cm"/>
    <draw:stroke-dash draw:name="Dashed_20__28_var_29__20_6462" draw:display-name="Dashed (var) 6462" draw:style="rect" draw:dots1="1" draw:dots1-length="0.006cm" draw:dots2="1" draw:dots2-length="0.006cm" draw:distance="0.006cm"/>
    <draw:stroke-dash draw:name="Dashed_20__28_var_29__20_6463" draw:display-name="Dashed (var) 6463" draw:style="rect" draw:dots1="1" draw:dots1-length="0.006cm" draw:dots2="1" draw:dots2-length="0.006cm" draw:distance="0.006cm"/>
    <draw:stroke-dash draw:name="Dashed_20__28_var_29__20_6467" draw:display-name="Dashed (var) 6467" draw:style="rect" draw:dots1="1" draw:dots1-length="0.011cm" draw:dots2="1" draw:dots2-length="0.011cm" draw:distance="0.011cm"/>
    <draw:stroke-dash draw:name="Dashed_20__28_var_29__20_6468" draw:display-name="Dashed (var) 6468" draw:style="rect" draw:dots1="1" draw:dots1-length="0.011cm" draw:dots2="1" draw:dots2-length="0.011cm" draw:distance="0.011cm"/>
    <draw:stroke-dash draw:name="Dashed_20__28_var_29__20_6469" draw:display-name="Dashed (var) 6469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11cm" draw:dots2="1" draw:dots2-length="0.011cm" draw:distance="0.011cm"/>
    <draw:stroke-dash draw:name="Dashed_20__28_var_29__20_6471" draw:display-name="Dashed (var) 6471" draw:style="rect" draw:dots1="1" draw:dots1-length="0.011cm" draw:dots2="1" draw:dots2-length="0.011cm" draw:distance="0.011cm"/>
    <draw:stroke-dash draw:name="Dashed_20__28_var_29__20_6472" draw:display-name="Dashed (var) 6472" draw:style="rect" draw:dots1="1" draw:dots1-length="0.011cm" draw:dots2="1" draw:dots2-length="0.011cm" draw:distance="0.011cm"/>
    <draw:stroke-dash draw:name="Dashed_20__28_var_29__20_6473" draw:display-name="Dashed (var) 6473" draw:style="rect" draw:dots1="1" draw:dots1-length="0.011cm" draw:dots2="1" draw:dots2-length="0.011cm" draw:distance="0.011cm"/>
    <draw:stroke-dash draw:name="Dashed_20__28_var_29__20_6474" draw:display-name="Dashed (var) 6474" draw:style="rect" draw:dots1="1" draw:dots1-length="0.011cm" draw:dots2="1" draw:dots2-length="0.011cm" draw:distance="0.011cm"/>
    <draw:stroke-dash draw:name="Dashed_20__28_var_29__20_6475" draw:display-name="Dashed (var) 6475" draw:style="rect" draw:dots1="1" draw:dots1-length="0.011cm" draw:dots2="1" draw:dots2-length="0.011cm" draw:distance="0.011cm"/>
    <draw:stroke-dash draw:name="Dashed_20__28_var_29__20_6476" draw:display-name="Dashed (var) 6476" draw:style="rect" draw:dots1="1" draw:dots1-length="0.011cm" draw:dots2="1" draw:dots2-length="0.011cm" draw:distance="0.011cm"/>
    <draw:stroke-dash draw:name="Dashed_20__28_var_29__20_6477" draw:display-name="Dashed (var) 6477" draw:style="rect" draw:dots1="1" draw:dots1-length="0.011cm" draw:dots2="1" draw:dots2-length="0.011cm" draw:distance="0.011cm"/>
    <draw:stroke-dash draw:name="Dashed_20__28_var_29__20_6478" draw:display-name="Dashed (var) 6478" draw:style="rect" draw:dots1="1" draw:dots1-length="0.011cm" draw:dots2="1" draw:dots2-length="0.011cm" draw:distance="0.011cm"/>
    <draw:stroke-dash draw:name="Dashed_20__28_var_29__20_6479" draw:display-name="Dashed (var) 6479" draw:style="rect" draw:dots1="1" draw:dots1-length="0.011cm" draw:dots2="1" draw:dots2-length="0.011cm" draw:distance="0.01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11cm" draw:dots2="1" draw:dots2-length="0.011cm" draw:distance="0.011cm"/>
    <draw:stroke-dash draw:name="Dashed_20__28_var_29__20_6481" draw:display-name="Dashed (var) 6481" draw:style="rect" draw:dots1="1" draw:dots1-length="0.011cm" draw:dots2="1" draw:dots2-length="0.011cm" draw:distance="0.011cm"/>
    <draw:stroke-dash draw:name="Dashed_20__28_var_29__20_6482" draw:display-name="Dashed (var) 6482" draw:style="rect" draw:dots1="1" draw:dots1-length="0.011cm" draw:dots2="1" draw:dots2-length="0.011cm" draw:distance="0.011cm"/>
    <draw:stroke-dash draw:name="Dashed_20__28_var_29__20_6483" draw:display-name="Dashed (var) 6483" draw:style="rect" draw:dots1="1" draw:dots1-length="0.011cm" draw:dots2="1" draw:dots2-length="0.011cm" draw:distance="0.011cm"/>
    <draw:stroke-dash draw:name="Dashed_20__28_var_29__20_6484" draw:display-name="Dashed (var) 6484" draw:style="rect" draw:dots1="1" draw:dots1-length="0.011cm" draw:dots2="1" draw:dots2-length="0.011cm" draw:distance="0.011cm"/>
    <draw:stroke-dash draw:name="Dashed_20__28_var_29__20_6485" draw:display-name="Dashed (var) 6485" draw:style="rect" draw:dots1="1" draw:dots1-length="0.011cm" draw:dots2="1" draw:dots2-length="0.011cm" draw:distance="0.011cm"/>
    <draw:stroke-dash draw:name="Dashed_20__28_var_29__20_6486" draw:display-name="Dashed (var) 6486" draw:style="rect" draw:dots1="1" draw:dots1-length="0.011cm" draw:dots2="1" draw:dots2-length="0.011cm" draw:distance="0.011cm"/>
    <draw:stroke-dash draw:name="Dashed_20__28_var_29__20_6487" draw:display-name="Dashed (var) 6487" draw:style="rect" draw:dots1="1" draw:dots1-length="0.011cm" draw:dots2="1" draw:dots2-length="0.011cm" draw:distance="0.011cm"/>
    <draw:stroke-dash draw:name="Dashed_20__28_var_29__20_6488" draw:display-name="Dashed (var) 6488" draw:style="rect" draw:dots1="1" draw:dots1-length="0.011cm" draw:dots2="1" draw:dots2-length="0.011cm" draw:distance="0.011cm"/>
    <draw:stroke-dash draw:name="Dashed_20__28_var_29__20_6489" draw:display-name="Dashed (var) 6489" draw:style="rect" draw:dots1="1" draw:dots1-length="0.011cm" draw:dots2="1" draw:dots2-length="0.011cm" draw:distance="0.011cm"/>
    <draw:stroke-dash draw:name="Dashed_20__28_var_29__20_6490" draw:display-name="Dashed (var) 6490" draw:style="rect" draw:dots1="1" draw:dots1-length="0.011cm" draw:dots2="1" draw:dots2-length="0.011cm" draw:distance="0.011cm"/>
    <draw:stroke-dash draw:name="Dashed_20__28_var_29__20_6491" draw:display-name="Dashed (var) 6491" draw:style="rect" draw:dots1="1" draw:dots1-length="0.011cm" draw:dots2="1" draw:dots2-length="0.011cm" draw:distance="0.011cm"/>
    <draw:stroke-dash draw:name="Dashed_20__28_var_29__20_6492" draw:display-name="Dashed (var) 6492" draw:style="rect" draw:dots1="1" draw:dots1-length="0.011cm" draw:dots2="1" draw:dots2-length="0.011cm" draw:distance="0.011cm"/>
    <draw:stroke-dash draw:name="Dashed_20__28_var_29__20_6493" draw:display-name="Dashed (var) 6493" draw:style="rect" draw:dots1="1" draw:dots1-length="0.011cm" draw:dots2="1" draw:dots2-length="0.011cm" draw:distance="0.011cm"/>
    <draw:stroke-dash draw:name="Dashed_20__28_var_29__20_6494" draw:display-name="Dashed (var) 6494" draw:style="rect" draw:dots1="1" draw:dots1-length="0.011cm" draw:dots2="1" draw:dots2-length="0.011cm" draw:distance="0.011cm"/>
    <draw:stroke-dash draw:name="Dashed_20__28_var_29__20_6495" draw:display-name="Dashed (var) 6495" draw:style="rect" draw:dots1="1" draw:dots1-length="0.011cm" draw:dots2="1" draw:dots2-length="0.011cm" draw:distance="0.011cm"/>
    <draw:stroke-dash draw:name="Dashed_20__28_var_29__20_6496" draw:display-name="Dashed (var) 6496" draw:style="rect" draw:dots1="1" draw:dots1-length="0.011cm" draw:dots2="1" draw:dots2-length="0.011cm" draw:distance="0.011cm"/>
    <draw:stroke-dash draw:name="Dashed_20__28_var_29__20_6497" draw:display-name="Dashed (var) 6497" draw:style="rect" draw:dots1="1" draw:dots1-length="0.011cm" draw:dots2="1" draw:dots2-length="0.011cm" draw:distance="0.011cm"/>
    <draw:stroke-dash draw:name="Dashed_20__28_var_29__20_6498" draw:display-name="Dashed (var) 6498" draw:style="rect" draw:dots1="1" draw:dots1-length="0.011cm" draw:dots2="1" draw:dots2-length="0.011cm" draw:distance="0.011cm"/>
    <draw:stroke-dash draw:name="Dashed_20__28_var_29__20_6499" draw:display-name="Dashed (var) 6499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6cm" draw:dots2="1" draw:dots2-length="0.006cm" draw:distance="0.006cm"/>
    <draw:stroke-dash draw:name="Dashed_20__28_var_29__20_6502" draw:display-name="Dashed (var) 6502" draw:style="rect" draw:dots1="1" draw:dots1-length="0.006cm" draw:dots2="1" draw:dots2-length="0.006cm" draw:distance="0.006cm"/>
    <draw:stroke-dash draw:name="Dashed_20__28_var_29__20_6503" draw:display-name="Dashed (var) 6503" draw:style="rect" draw:dots1="1" draw:dots1-length="0.006cm" draw:dots2="1" draw:dots2-length="0.006cm" draw:distance="0.006cm"/>
    <draw:stroke-dash draw:name="Dashed_20__28_var_29__20_6504" draw:display-name="Dashed (var) 6504" draw:style="rect" draw:dots1="1" draw:dots1-length="0.006cm" draw:dots2="1" draw:dots2-length="0.006cm" draw:distance="0.006cm"/>
    <draw:stroke-dash draw:name="Dashed_20__28_var_29__20_6505" draw:display-name="Dashed (var) 6505" draw:style="rect" draw:dots1="1" draw:dots1-length="0.006cm" draw:dots2="1" draw:dots2-length="0.006cm" draw:distance="0.006cm"/>
    <draw:stroke-dash draw:name="Dashed_20__28_var_29__20_6506" draw:display-name="Dashed (var) 6506" draw:style="rect" draw:dots1="1" draw:dots1-length="0.006cm" draw:dots2="1" draw:dots2-length="0.006cm" draw:distance="0.006cm"/>
    <draw:stroke-dash draw:name="Dashed_20__28_var_29__20_6507" draw:display-name="Dashed (var) 6507" draw:style="rect" draw:dots1="1" draw:dots1-length="0.006cm" draw:dots2="1" draw:dots2-length="0.006cm" draw:distance="0.006cm"/>
    <draw:stroke-dash draw:name="Dashed_20__28_var_29__20_6508" draw:display-name="Dashed (var) 6508" draw:style="rect" draw:dots1="1" draw:dots1-length="0.006cm" draw:dots2="1" draw:dots2-length="0.006cm" draw:distance="0.006cm"/>
    <draw:stroke-dash draw:name="Dashed_20__28_var_29__20_6509" draw:display-name="Dashed (var) 6509" draw:style="rect" draw:dots1="1" draw:dots1-length="0.006cm" draw:dots2="1" draw:dots2-length="0.006cm" draw:distance="0.006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6cm" draw:dots2="1" draw:dots2-length="0.006cm" draw:distance="0.006cm"/>
    <draw:stroke-dash draw:name="Dashed_20__28_var_29__20_6512" draw:display-name="Dashed (var) 6512" draw:style="rect" draw:dots1="1" draw:dots1-length="0.006cm" draw:dots2="1" draw:dots2-length="0.006cm" draw:distance="0.006cm"/>
    <draw:stroke-dash draw:name="Dashed_20__28_var_29__20_6513" draw:display-name="Dashed (var) 6513" draw:style="rect" draw:dots1="1" draw:dots1-length="0.006cm" draw:dots2="1" draw:dots2-length="0.006cm" draw:distance="0.006cm"/>
    <draw:stroke-dash draw:name="Dashed_20__28_var_29__20_6514" draw:display-name="Dashed (var) 6514" draw:style="rect" draw:dots1="1" draw:dots1-length="0.006cm" draw:dots2="1" draw:dots2-length="0.006cm" draw:distance="0.006cm"/>
    <draw:stroke-dash draw:name="Dashed_20__28_var_29__20_6515" draw:display-name="Dashed (var) 6515" draw:style="rect" draw:dots1="1" draw:dots1-length="0.006cm" draw:dots2="1" draw:dots2-length="0.006cm" draw:distance="0.006cm"/>
    <draw:stroke-dash draw:name="Dashed_20__28_var_29__20_6516" draw:display-name="Dashed (var) 6516" draw:style="rect" draw:dots1="1" draw:dots1-length="0.006cm" draw:dots2="1" draw:dots2-length="0.006cm" draw:distance="0.006cm"/>
    <draw:stroke-dash draw:name="Dashed_20__28_var_29__20_6517" draw:display-name="Dashed (var) 6517" draw:style="rect" draw:dots1="1" draw:dots1-length="0.006cm" draw:dots2="1" draw:dots2-length="0.006cm" draw:distance="0.006cm"/>
    <draw:stroke-dash draw:name="Dashed_20__28_var_29__20_6518" draw:display-name="Dashed (var) 6518" draw:style="rect" draw:dots1="1" draw:dots1-length="0.006cm" draw:dots2="1" draw:dots2-length="0.006cm" draw:distance="0.006cm"/>
    <draw:stroke-dash draw:name="Dashed_20__28_var_29__20_6519" draw:display-name="Dashed (var) 6519" draw:style="rect" draw:dots1="1" draw:dots1-length="0.006cm" draw:dots2="1" draw:dots2-length="0.006cm" draw:distance="0.006cm"/>
    <draw:stroke-dash draw:name="Dashed_20__28_var_29__20_6520" draw:display-name="Dashed (var) 6520" draw:style="rect" draw:dots1="1" draw:dots1-length="0.006cm" draw:dots2="1" draw:dots2-length="0.006cm" draw:distance="0.006cm"/>
    <draw:stroke-dash draw:name="Dashed_20__28_var_29__20_6521" draw:display-name="Dashed (var) 6521" draw:style="rect" draw:dots1="1" draw:dots1-length="0.006cm" draw:dots2="1" draw:dots2-length="0.006cm" draw:distance="0.006cm"/>
    <draw:stroke-dash draw:name="Dashed_20__28_var_29__20_6522" draw:display-name="Dashed (var) 6522" draw:style="rect" draw:dots1="1" draw:dots1-length="0.006cm" draw:dots2="1" draw:dots2-length="0.006cm" draw:distance="0.006cm"/>
    <draw:stroke-dash draw:name="Dashed_20__28_var_29__20_6523" draw:display-name="Dashed (var) 6523" draw:style="rect" draw:dots1="1" draw:dots1-length="0.006cm" draw:dots2="1" draw:dots2-length="0.006cm" draw:distance="0.006cm"/>
    <draw:stroke-dash draw:name="Dashed_20__28_var_29__20_6524" draw:display-name="Dashed (var) 6524" draw:style="rect" draw:dots1="1" draw:dots1-length="0.006cm" draw:dots2="1" draw:dots2-length="0.006cm" draw:distance="0.006cm"/>
    <draw:stroke-dash draw:name="Dashed_20__28_var_29__20_6525" draw:display-name="Dashed (var) 6525" draw:style="rect" draw:dots1="1" draw:dots1-length="0.006cm" draw:dots2="1" draw:dots2-length="0.006cm" draw:distance="0.006cm"/>
    <draw:stroke-dash draw:name="Dashed_20__28_var_29__20_6526" draw:display-name="Dashed (var) 6526" draw:style="rect" draw:dots1="1" draw:dots1-length="0.006cm" draw:dots2="1" draw:dots2-length="0.006cm" draw:distance="0.006cm"/>
    <draw:stroke-dash draw:name="Dashed_20__28_var_29__20_6527" draw:display-name="Dashed (var) 6527" draw:style="rect" draw:dots1="1" draw:dots1-length="0.006cm" draw:dots2="1" draw:dots2-length="0.006cm" draw:distance="0.006cm"/>
    <draw:stroke-dash draw:name="Dashed_20__28_var_29__20_6528" draw:display-name="Dashed (var) 6528" draw:style="rect" draw:dots1="1" draw:dots1-length="0.006cm" draw:dots2="1" draw:dots2-length="0.006cm" draw:distance="0.006cm"/>
    <draw:stroke-dash draw:name="Dashed_20__28_var_29__20_6529" draw:display-name="Dashed (var) 6529" draw:style="rect" draw:dots1="1" draw:dots1-length="0.006cm" draw:dots2="1" draw:dots2-length="0.006cm" draw:distance="0.006cm"/>
    <draw:stroke-dash draw:name="Dashed_20__28_var_29__20_6530" draw:display-name="Dashed (var) 6530" draw:style="rect" draw:dots1="1" draw:dots1-length="0.006cm" draw:dots2="1" draw:dots2-length="0.006cm" draw:distance="0.006cm"/>
    <draw:stroke-dash draw:name="Dashed_20__28_var_29__20_6531" draw:display-name="Dashed (var) 6531" draw:style="rect" draw:dots1="1" draw:dots1-length="0.006cm" draw:dots2="1" draw:dots2-length="0.006cm" draw:distance="0.006cm"/>
    <draw:stroke-dash draw:name="Dashed_20__28_var_29__20_6532" draw:display-name="Dashed (var) 6532" draw:style="rect" draw:dots1="1" draw:dots1-length="0.011cm" draw:dots2="1" draw:dots2-length="0.011cm" draw:distance="0.011cm"/>
    <draw:stroke-dash draw:name="Dashed_20__28_var_29__20_6533" draw:display-name="Dashed (var) 6533" draw:style="rect" draw:dots1="1" draw:dots1-length="0.011cm" draw:dots2="1" draw:dots2-length="0.011cm" draw:distance="0.011cm"/>
    <draw:stroke-dash draw:name="Dashed_20__28_var_29__20_6534" draw:display-name="Dashed (var) 6534" draw:style="rect" draw:dots1="1" draw:dots1-length="0.011cm" draw:dots2="1" draw:dots2-length="0.011cm" draw:distance="0.011cm"/>
    <draw:stroke-dash draw:name="Dashed_20__28_var_29__20_6535" draw:display-name="Dashed (var) 6535" draw:style="rect" draw:dots1="1" draw:dots1-length="0.011cm" draw:dots2="1" draw:dots2-length="0.011cm" draw:distance="0.011cm"/>
    <draw:stroke-dash draw:name="Dashed_20__28_var_29__20_6536" draw:display-name="Dashed (var) 6536" draw:style="rect" draw:dots1="1" draw:dots1-length="0.011cm" draw:dots2="1" draw:dots2-length="0.011cm" draw:distance="0.011cm"/>
    <draw:stroke-dash draw:name="Dashed_20__28_var_29__20_6537" draw:display-name="Dashed (var) 6537" draw:style="rect" draw:dots1="1" draw:dots1-length="0.011cm" draw:dots2="1" draw:dots2-length="0.011cm" draw:distance="0.011cm"/>
    <draw:stroke-dash draw:name="Dashed_20__28_var_29__20_6538" draw:display-name="Dashed (var) 6538" draw:style="rect" draw:dots1="1" draw:dots1-length="0.011cm" draw:dots2="1" draw:dots2-length="0.011cm" draw:distance="0.011cm"/>
    <draw:stroke-dash draw:name="Dashed_20__28_var_29__20_6539" draw:display-name="Dashed (var) 6539" draw:style="rect" draw:dots1="1" draw:dots1-length="0.011cm" draw:dots2="1" draw:dots2-length="0.011cm" draw:distance="0.011cm"/>
    <draw:stroke-dash draw:name="Dashed_20__28_var_29__20_6540" draw:display-name="Dashed (var) 6540" draw:style="rect" draw:dots1="1" draw:dots1-length="0.011cm" draw:dots2="1" draw:dots2-length="0.011cm" draw:distance="0.011cm"/>
    <draw:stroke-dash draw:name="Dashed_20__28_var_29__20_6541" draw:display-name="Dashed (var) 6541" draw:style="rect" draw:dots1="1" draw:dots1-length="0.011cm" draw:dots2="1" draw:dots2-length="0.011cm" draw:distance="0.011cm"/>
    <draw:stroke-dash draw:name="Dashed_20__28_var_29__20_6542" draw:display-name="Dashed (var) 6542" draw:style="rect" draw:dots1="1" draw:dots1-length="0.011cm" draw:dots2="1" draw:dots2-length="0.011cm" draw:distance="0.011cm"/>
    <draw:stroke-dash draw:name="Dashed_20__28_var_29__20_6543" draw:display-name="Dashed (var) 6543" draw:style="rect" draw:dots1="1" draw:dots1-length="0.011cm" draw:dots2="1" draw:dots2-length="0.011cm" draw:distance="0.011cm"/>
    <draw:stroke-dash draw:name="Dashed_20__28_var_29__20_6544" draw:display-name="Dashed (var) 6544" draw:style="rect" draw:dots1="1" draw:dots1-length="0.011cm" draw:dots2="1" draw:dots2-length="0.011cm" draw:distance="0.011cm"/>
    <draw:stroke-dash draw:name="Dashed_20__28_var_29__20_6545" draw:display-name="Dashed (var) 6545" draw:style="rect" draw:dots1="1" draw:dots1-length="0.011cm" draw:dots2="1" draw:dots2-length="0.011cm" draw:distance="0.011cm"/>
    <draw:stroke-dash draw:name="Dashed_20__28_var_29__20_6546" draw:display-name="Dashed (var) 6546" draw:style="rect" draw:dots1="1" draw:dots1-length="0.011cm" draw:dots2="1" draw:dots2-length="0.011cm" draw:distance="0.011cm"/>
    <draw:stroke-dash draw:name="Dashed_20__28_var_29__20_6547" draw:display-name="Dashed (var) 6547" draw:style="rect" draw:dots1="1" draw:dots1-length="0.011cm" draw:dots2="1" draw:dots2-length="0.011cm" draw:distance="0.011cm"/>
    <draw:stroke-dash draw:name="Dashed_20__28_var_29__20_6548" draw:display-name="Dashed (var) 6548" draw:style="rect" draw:dots1="1" draw:dots1-length="0.011cm" draw:dots2="1" draw:dots2-length="0.011cm" draw:distance="0.011cm"/>
    <draw:stroke-dash draw:name="Dashed_20__28_var_29__20_6549" draw:display-name="Dashed (var) 6549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11cm" draw:dots2="1" draw:dots2-length="0.011cm" draw:distance="0.011cm"/>
    <draw:stroke-dash draw:name="Dashed_20__28_var_29__20_6551" draw:display-name="Dashed (var) 6551" draw:style="rect" draw:dots1="1" draw:dots1-length="0.011cm" draw:dots2="1" draw:dots2-length="0.011cm" draw:distance="0.011cm"/>
    <draw:stroke-dash draw:name="Dashed_20__28_var_29__20_6552" draw:display-name="Dashed (var) 6552" draw:style="rect" draw:dots1="1" draw:dots1-length="0.011cm" draw:dots2="1" draw:dots2-length="0.011cm" draw:distance="0.011cm"/>
    <draw:stroke-dash draw:name="Dashed_20__28_var_29__20_6553" draw:display-name="Dashed (var) 6553" draw:style="rect" draw:dots1="1" draw:dots1-length="0.011cm" draw:dots2="1" draw:dots2-length="0.011cm" draw:distance="0.011cm"/>
    <draw:stroke-dash draw:name="Dashed_20__28_var_29__20_6554" draw:display-name="Dashed (var) 6554" draw:style="rect" draw:dots1="1" draw:dots1-length="0.011cm" draw:dots2="1" draw:dots2-length="0.011cm" draw:distance="0.011cm"/>
    <draw:stroke-dash draw:name="Dashed_20__28_var_29__20_6555" draw:display-name="Dashed (var) 6555" draw:style="rect" draw:dots1="1" draw:dots1-length="0.011cm" draw:dots2="1" draw:dots2-length="0.011cm" draw:distance="0.011cm"/>
    <draw:stroke-dash draw:name="Dashed_20__28_var_29__20_6556" draw:display-name="Dashed (var) 6556" draw:style="rect" draw:dots1="1" draw:dots1-length="0.011cm" draw:dots2="1" draw:dots2-length="0.011cm" draw:distance="0.011cm"/>
    <draw:stroke-dash draw:name="Dashed_20__28_var_29__20_6557" draw:display-name="Dashed (var) 6557" draw:style="rect" draw:dots1="1" draw:dots1-length="0.011cm" draw:dots2="1" draw:dots2-length="0.011cm" draw:distance="0.011cm"/>
    <draw:stroke-dash draw:name="Dashed_20__28_var_29__20_6558" draw:display-name="Dashed (var) 6558" draw:style="rect" draw:dots1="1" draw:dots1-length="0.011cm" draw:dots2="1" draw:dots2-length="0.011cm" draw:distance="0.011cm"/>
    <draw:stroke-dash draw:name="Dashed_20__28_var_29__20_6559" draw:display-name="Dashed (var) 6559" draw:style="rect" draw:dots1="1" draw:dots1-length="0.011cm" draw:dots2="1" draw:dots2-length="0.011cm" draw:distance="0.011cm"/>
    <draw:stroke-dash draw:name="Dashed_20__28_var_29__20_6560" draw:display-name="Dashed (var) 6560" draw:style="rect" draw:dots1="1" draw:dots1-length="0.011cm" draw:dots2="1" draw:dots2-length="0.011cm" draw:distance="0.011cm"/>
    <draw:stroke-dash draw:name="Dashed_20__28_var_29__20_6561" draw:display-name="Dashed (var) 6561" draw:style="rect" draw:dots1="1" draw:dots1-length="0.011cm" draw:dots2="1" draw:dots2-length="0.011cm" draw:distance="0.011cm"/>
    <draw:stroke-dash draw:name="Dashed_20__28_var_29__20_6562" draw:display-name="Dashed (var) 6562" draw:style="rect" draw:dots1="1" draw:dots1-length="0.011cm" draw:dots2="1" draw:dots2-length="0.011cm" draw:distance="0.011cm"/>
    <draw:stroke-dash draw:name="Dashed_20__28_var_29__20_6563" draw:display-name="Dashed (var) 6563" draw:style="rect" draw:dots1="1" draw:dots1-length="0.011cm" draw:dots2="1" draw:dots2-length="0.011cm" draw:distance="0.011cm"/>
    <draw:stroke-dash draw:name="Dashed_20__28_var_29__20_6564" draw:display-name="Dashed (var) 6564" draw:style="rect" draw:dots1="1" draw:dots1-length="0.011cm" draw:dots2="1" draw:dots2-length="0.011cm" draw:distance="0.011cm"/>
    <draw:stroke-dash draw:name="Dashed_20__28_var_29__20_6565" draw:display-name="Dashed (var) 6565" draw:style="rect" draw:dots1="1" draw:dots1-length="0.011cm" draw:dots2="1" draw:dots2-length="0.011cm" draw:distance="0.011cm"/>
    <draw:stroke-dash draw:name="Dashed_20__28_var_29__20_6566" draw:display-name="Dashed (var) 6566" draw:style="rect" draw:dots1="1" draw:dots1-length="0.011cm" draw:dots2="1" draw:dots2-length="0.011cm" draw:distance="0.011cm"/>
    <draw:stroke-dash draw:name="Dashed_20__28_var_29__20_6567" draw:display-name="Dashed (var) 6567" draw:style="rect" draw:dots1="1" draw:dots1-length="0.011cm" draw:dots2="1" draw:dots2-length="0.011cm" draw:distance="0.011cm"/>
    <draw:stroke-dash draw:name="Dashed_20__28_var_29__20_6568" draw:display-name="Dashed (var) 6568" draw:style="rect" draw:dots1="1" draw:dots1-length="0.011cm" draw:dots2="1" draw:dots2-length="0.011cm" draw:distance="0.011cm"/>
    <draw:stroke-dash draw:name="Dashed_20__28_var_29__20_6569" draw:display-name="Dashed (var) 6569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11cm" draw:dots2="1" draw:dots2-length="0.011cm" draw:distance="0.011cm"/>
    <draw:stroke-dash draw:name="Dashed_20__28_var_29__20_6571" draw:display-name="Dashed (var) 6571" draw:style="rect" draw:dots1="1" draw:dots1-length="0.011cm" draw:dots2="1" draw:dots2-length="0.011cm" draw:distance="0.011cm"/>
    <draw:stroke-dash draw:name="Dashed_20__28_var_29__20_6572" draw:display-name="Dashed (var) 6572" draw:style="rect" draw:dots1="1" draw:dots1-length="0.011cm" draw:dots2="1" draw:dots2-length="0.011cm" draw:distance="0.011cm"/>
    <draw:stroke-dash draw:name="Dashed_20__28_var_29__20_6573" draw:display-name="Dashed (var) 6573" draw:style="rect" draw:dots1="1" draw:dots1-length="0.011cm" draw:dots2="1" draw:dots2-length="0.011cm" draw:distance="0.011cm"/>
    <draw:stroke-dash draw:name="Dashed_20__28_var_29__20_6574" draw:display-name="Dashed (var) 6574" draw:style="rect" draw:dots1="1" draw:dots1-length="0.011cm" draw:dots2="1" draw:dots2-length="0.011cm" draw:distance="0.011cm"/>
    <draw:stroke-dash draw:name="Dashed_20__28_var_29__20_6575" draw:display-name="Dashed (var) 6575" draw:style="rect" draw:dots1="1" draw:dots1-length="0.011cm" draw:dots2="1" draw:dots2-length="0.011cm" draw:distance="0.011cm"/>
    <draw:stroke-dash draw:name="Dashed_20__28_var_29__20_6576" draw:display-name="Dashed (var) 6576" draw:style="rect" draw:dots1="1" draw:dots1-length="0.011cm" draw:dots2="1" draw:dots2-length="0.011cm" draw:distance="0.011cm"/>
    <draw:stroke-dash draw:name="Dashed_20__28_var_29__20_6577" draw:display-name="Dashed (var) 6577" draw:style="rect" draw:dots1="1" draw:dots1-length="0.011cm" draw:dots2="1" draw:dots2-length="0.011cm" draw:distance="0.011cm"/>
    <draw:stroke-dash draw:name="Dashed_20__28_var_29__20_6578" draw:display-name="Dashed (var) 6578" draw:style="rect" draw:dots1="1" draw:dots1-length="0.011cm" draw:dots2="1" draw:dots2-length="0.011cm" draw:distance="0.011cm"/>
    <draw:stroke-dash draw:name="Dashed_20__28_var_29__20_6579" draw:display-name="Dashed (var) 6579" draw:style="rect" draw:dots1="1" draw:dots1-length="0.011cm" draw:dots2="1" draw:dots2-length="0.011cm" draw:distance="0.011cm"/>
    <draw:stroke-dash draw:name="Dashed_20__28_var_29__20_6580" draw:display-name="Dashed (var) 6580" draw:style="rect" draw:dots1="1" draw:dots1-length="0.011cm" draw:dots2="1" draw:dots2-length="0.011cm" draw:distance="0.011cm"/>
    <draw:stroke-dash draw:name="Dashed_20__28_var_29__20_6581" draw:display-name="Dashed (var) 6581" draw:style="rect" draw:dots1="1" draw:dots1-length="0.011cm" draw:dots2="1" draw:dots2-length="0.011cm" draw:distance="0.011cm"/>
    <draw:stroke-dash draw:name="Dashed_20__28_var_29__20_6582" draw:display-name="Dashed (var) 6582" draw:style="rect" draw:dots1="1" draw:dots1-length="0.011cm" draw:dots2="1" draw:dots2-length="0.011cm" draw:distance="0.011cm"/>
    <draw:stroke-dash draw:name="Dashed_20__28_var_29__20_6583" draw:display-name="Dashed (var) 6583" draw:style="rect" draw:dots1="1" draw:dots1-length="0.011cm" draw:dots2="1" draw:dots2-length="0.011cm" draw:distance="0.011cm"/>
    <draw:stroke-dash draw:name="Dashed_20__28_var_29__20_6584" draw:display-name="Dashed (var) 6584" draw:style="rect" draw:dots1="1" draw:dots1-length="0.011cm" draw:dots2="1" draw:dots2-length="0.011cm" draw:distance="0.011cm"/>
    <draw:stroke-dash draw:name="Dashed_20__28_var_29__20_6585" draw:display-name="Dashed (var) 6585" draw:style="rect" draw:dots1="1" draw:dots1-length="0.011cm" draw:dots2="1" draw:dots2-length="0.011cm" draw:distance="0.011cm"/>
    <draw:stroke-dash draw:name="Dashed_20__28_var_29__20_6586" draw:display-name="Dashed (var) 6586" draw:style="rect" draw:dots1="1" draw:dots1-length="0.011cm" draw:dots2="1" draw:dots2-length="0.011cm" draw:distance="0.011cm"/>
    <draw:stroke-dash draw:name="Dashed_20__28_var_29__20_6587" draw:display-name="Dashed (var) 6587" draw:style="rect" draw:dots1="1" draw:dots1-length="0.011cm" draw:dots2="1" draw:dots2-length="0.011cm" draw:distance="0.011cm"/>
    <draw:stroke-dash draw:name="Dashed_20__28_var_29__20_6588" draw:display-name="Dashed (var) 6588" draw:style="rect" draw:dots1="1" draw:dots1-length="0.011cm" draw:dots2="1" draw:dots2-length="0.011cm" draw:distance="0.011cm"/>
    <draw:stroke-dash draw:name="Dashed_20__28_var_29__20_6589" draw:display-name="Dashed (var) 658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11cm" draw:dots2="1" draw:dots2-length="0.011cm" draw:distance="0.011cm"/>
    <draw:stroke-dash draw:name="Dashed_20__28_var_29__20_6591" draw:display-name="Dashed (var) 6591" draw:style="rect" draw:dots1="1" draw:dots1-length="0.011cm" draw:dots2="1" draw:dots2-length="0.011cm" draw:distance="0.011cm"/>
    <draw:stroke-dash draw:name="Dashed_20__28_var_29__20_6592" draw:display-name="Dashed (var) 6592" draw:style="rect" draw:dots1="1" draw:dots1-length="0.011cm" draw:dots2="1" draw:dots2-length="0.011cm" draw:distance="0.011cm"/>
    <draw:stroke-dash draw:name="Dashed_20__28_var_29__20_6593" draw:display-name="Dashed (var) 6593" draw:style="rect" draw:dots1="1" draw:dots1-length="0.011cm" draw:dots2="1" draw:dots2-length="0.011cm" draw:distance="0.011cm"/>
    <draw:stroke-dash draw:name="Dashed_20__28_var_29__20_6594" draw:display-name="Dashed (var) 6594" draw:style="rect" draw:dots1="1" draw:dots1-length="0.011cm" draw:dots2="1" draw:dots2-length="0.011cm" draw:distance="0.011cm"/>
    <draw:stroke-dash draw:name="Dashed_20__28_var_29__20_6595" draw:display-name="Dashed (var) 6595" draw:style="rect" draw:dots1="1" draw:dots1-length="0.011cm" draw:dots2="1" draw:dots2-length="0.011cm" draw:distance="0.011cm"/>
    <draw:stroke-dash draw:name="Dashed_20__28_var_29__20_6596" draw:display-name="Dashed (var) 6596" draw:style="rect" draw:dots1="1" draw:dots1-length="0.011cm" draw:dots2="1" draw:dots2-length="0.011cm" draw:distance="0.011cm"/>
    <draw:stroke-dash draw:name="Dashed_20__28_var_29__20_6597" draw:display-name="Dashed (var) 6597" draw:style="rect" draw:dots1="1" draw:dots1-length="0.011cm" draw:dots2="1" draw:dots2-length="0.011cm" draw:distance="0.011cm"/>
    <draw:stroke-dash draw:name="Dashed_20__28_var_29__20_6598" draw:display-name="Dashed (var) 6598" draw:style="rect" draw:dots1="1" draw:dots1-length="0.011cm" draw:dots2="1" draw:dots2-length="0.011cm" draw:distance="0.011cm"/>
    <draw:stroke-dash draw:name="Dashed_20__28_var_29__20_6599" draw:display-name="Dashed (var) 6599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11cm" draw:dots2="1" draw:dots2-length="0.011cm" draw:distance="0.011cm"/>
    <draw:stroke-dash draw:name="Dashed_20__28_var_29__20_6601" draw:display-name="Dashed (var) 6601" draw:style="rect" draw:dots1="1" draw:dots1-length="0.011cm" draw:dots2="1" draw:dots2-length="0.011cm" draw:distance="0.011cm"/>
    <draw:stroke-dash draw:name="Dashed_20__28_var_29__20_6602" draw:display-name="Dashed (var) 6602" draw:style="rect" draw:dots1="1" draw:dots1-length="0.011cm" draw:dots2="1" draw:dots2-length="0.011cm" draw:distance="0.011cm"/>
    <draw:stroke-dash draw:name="Dashed_20__28_var_29__20_6603" draw:display-name="Dashed (var) 6603" draw:style="rect" draw:dots1="1" draw:dots1-length="0.011cm" draw:dots2="1" draw:dots2-length="0.011cm" draw:distance="0.011cm"/>
    <draw:stroke-dash draw:name="Dashed_20__28_var_29__20_6604" draw:display-name="Dashed (var) 6604" draw:style="rect" draw:dots1="1" draw:dots1-length="0.011cm" draw:dots2="1" draw:dots2-length="0.011cm" draw:distance="0.011cm"/>
    <draw:stroke-dash draw:name="Dashed_20__28_var_29__20_6605" draw:display-name="Dashed (var) 6605" draw:style="rect" draw:dots1="1" draw:dots1-length="0.011cm" draw:dots2="1" draw:dots2-length="0.011cm" draw:distance="0.011cm"/>
    <draw:stroke-dash draw:name="Dashed_20__28_var_29__20_6606" draw:display-name="Dashed (var) 6606" draw:style="rect" draw:dots1="1" draw:dots1-length="0.011cm" draw:dots2="1" draw:dots2-length="0.011cm" draw:distance="0.011cm"/>
    <draw:stroke-dash draw:name="Dashed_20__28_var_29__20_6607" draw:display-name="Dashed (var) 6607" draw:style="rect" draw:dots1="1" draw:dots1-length="0.011cm" draw:dots2="1" draw:dots2-length="0.011cm" draw:distance="0.011cm"/>
    <draw:stroke-dash draw:name="Dashed_20__28_var_29__20_6608" draw:display-name="Dashed (var) 6608" draw:style="rect" draw:dots1="1" draw:dots1-length="0.011cm" draw:dots2="1" draw:dots2-length="0.011cm" draw:distance="0.011cm"/>
    <draw:stroke-dash draw:name="Dashed_20__28_var_29__20_6609" draw:display-name="Dashed (var) 6609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11cm" draw:dots2="1" draw:dots2-length="0.011cm" draw:distance="0.011cm"/>
    <draw:stroke-dash draw:name="Dashed_20__28_var_29__20_6611" draw:display-name="Dashed (var) 6611" draw:style="rect" draw:dots1="1" draw:dots1-length="0.011cm" draw:dots2="1" draw:dots2-length="0.011cm" draw:distance="0.011cm"/>
    <draw:stroke-dash draw:name="Dashed_20__28_var_29__20_6612" draw:display-name="Dashed (var) 6612" draw:style="rect" draw:dots1="1" draw:dots1-length="0.011cm" draw:dots2="1" draw:dots2-length="0.011cm" draw:distance="0.011cm"/>
    <draw:stroke-dash draw:name="Dashed_20__28_var_29__20_6613" draw:display-name="Dashed (var) 6613" draw:style="rect" draw:dots1="1" draw:dots1-length="0.011cm" draw:dots2="1" draw:dots2-length="0.011cm" draw:distance="0.011cm"/>
    <draw:stroke-dash draw:name="Dashed_20__28_var_29__20_6614" draw:display-name="Dashed (var) 6614" draw:style="rect" draw:dots1="1" draw:dots1-length="0.011cm" draw:dots2="1" draw:dots2-length="0.011cm" draw:distance="0.011cm"/>
    <draw:stroke-dash draw:name="Dashed_20__28_var_29__20_6615" draw:display-name="Dashed (var) 6615" draw:style="rect" draw:dots1="1" draw:dots1-length="0.011cm" draw:dots2="1" draw:dots2-length="0.011cm" draw:distance="0.011cm"/>
    <draw:stroke-dash draw:name="Dashed_20__28_var_29__20_6616" draw:display-name="Dashed (var) 6616" draw:style="rect" draw:dots1="1" draw:dots1-length="0.011cm" draw:dots2="1" draw:dots2-length="0.011cm" draw:distance="0.011cm"/>
    <draw:stroke-dash draw:name="Dashed_20__28_var_29__20_6617" draw:display-name="Dashed (var) 6617" draw:style="rect" draw:dots1="1" draw:dots1-length="0.011cm" draw:dots2="1" draw:dots2-length="0.011cm" draw:distance="0.011cm"/>
    <draw:stroke-dash draw:name="Dashed_20__28_var_29__20_6618" draw:display-name="Dashed (var) 6618" draw:style="rect" draw:dots1="1" draw:dots1-length="0.011cm" draw:dots2="1" draw:dots2-length="0.011cm" draw:distance="0.011cm"/>
    <draw:stroke-dash draw:name="Dashed_20__28_var_29__20_6619" draw:display-name="Dashed (var) 6619" draw:style="rect" draw:dots1="1" draw:dots1-length="0.011cm" draw:dots2="1" draw:dots2-length="0.011cm" draw:distance="0.011cm"/>
    <draw:stroke-dash draw:name="Dashed_20__28_var_29__20_6620" draw:display-name="Dashed (var) 6620" draw:style="rect" draw:dots1="1" draw:dots1-length="0.011cm" draw:dots2="1" draw:dots2-length="0.011cm" draw:distance="0.011cm"/>
    <draw:stroke-dash draw:name="Dashed_20__28_var_29__20_6621" draw:display-name="Dashed (var) 6621" draw:style="rect" draw:dots1="1" draw:dots1-length="0.011cm" draw:dots2="1" draw:dots2-length="0.011cm" draw:distance="0.011cm"/>
    <draw:stroke-dash draw:name="Dashed_20__28_var_29__20_6622" draw:display-name="Dashed (var) 6622" draw:style="rect" draw:dots1="1" draw:dots1-length="0.011cm" draw:dots2="1" draw:dots2-length="0.011cm" draw:distance="0.011cm"/>
    <draw:stroke-dash draw:name="Dashed_20__28_var_29__20_6623" draw:display-name="Dashed (var) 6623" draw:style="rect" draw:dots1="1" draw:dots1-length="0.011cm" draw:dots2="1" draw:dots2-length="0.011cm" draw:distance="0.011cm"/>
    <draw:stroke-dash draw:name="Dashed_20__28_var_29__20_6624" draw:display-name="Dashed (var) 6624" draw:style="rect" draw:dots1="1" draw:dots1-length="0.011cm" draw:dots2="1" draw:dots2-length="0.011cm" draw:distance="0.011cm"/>
    <draw:stroke-dash draw:name="Dashed_20__28_var_29__20_6625" draw:display-name="Dashed (var) 6625" draw:style="rect" draw:dots1="1" draw:dots1-length="0.011cm" draw:dots2="1" draw:dots2-length="0.011cm" draw:distance="0.011cm"/>
    <draw:stroke-dash draw:name="Dashed_20__28_var_29__20_6626" draw:display-name="Dashed (var) 6626" draw:style="rect" draw:dots1="1" draw:dots1-length="0.011cm" draw:dots2="1" draw:dots2-length="0.011cm" draw:distance="0.011cm"/>
    <draw:stroke-dash draw:name="Dashed_20__28_var_29__20_6627" draw:display-name="Dashed (var) 6627" draw:style="rect" draw:dots1="1" draw:dots1-length="0.011cm" draw:dots2="1" draw:dots2-length="0.011cm" draw:distance="0.011cm"/>
    <draw:stroke-dash draw:name="Dashed_20__28_var_29__20_6628" draw:display-name="Dashed (var) 6628" draw:style="rect" draw:dots1="1" draw:dots1-length="0.011cm" draw:dots2="1" draw:dots2-length="0.011cm" draw:distance="0.011cm"/>
    <draw:stroke-dash draw:name="Dashed_20__28_var_29__20_6629" draw:display-name="Dashed (var) 6629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11cm" draw:dots2="1" draw:dots2-length="0.011cm" draw:distance="0.011cm"/>
    <draw:stroke-dash draw:name="Dashed_20__28_var_29__20_6631" draw:display-name="Dashed (var) 6631" draw:style="rect" draw:dots1="1" draw:dots1-length="0.011cm" draw:dots2="1" draw:dots2-length="0.011cm" draw:distance="0.011cm"/>
    <draw:stroke-dash draw:name="Dashed_20__28_var_29__20_6632" draw:display-name="Dashed (var) 6632" draw:style="rect" draw:dots1="1" draw:dots1-length="0.011cm" draw:dots2="1" draw:dots2-length="0.011cm" draw:distance="0.011cm"/>
    <draw:stroke-dash draw:name="Dashed_20__28_var_29__20_6633" draw:display-name="Dashed (var) 6633" draw:style="rect" draw:dots1="1" draw:dots1-length="0.011cm" draw:dots2="1" draw:dots2-length="0.011cm" draw:distance="0.011cm"/>
    <draw:stroke-dash draw:name="Dashed_20__28_var_29__20_6634" draw:display-name="Dashed (var) 6634" draw:style="rect" draw:dots1="1" draw:dots1-length="0.011cm" draw:dots2="1" draw:dots2-length="0.011cm" draw:distance="0.011cm"/>
    <draw:stroke-dash draw:name="Dashed_20__28_var_29__20_6635" draw:display-name="Dashed (var) 6635" draw:style="rect" draw:dots1="1" draw:dots1-length="0.011cm" draw:dots2="1" draw:dots2-length="0.011cm" draw:distance="0.011cm"/>
    <draw:stroke-dash draw:name="Dashed_20__28_var_29__20_6636" draw:display-name="Dashed (var) 6636" draw:style="rect" draw:dots1="1" draw:dots1-length="0.011cm" draw:dots2="1" draw:dots2-length="0.011cm" draw:distance="0.011cm"/>
    <draw:stroke-dash draw:name="Dashed_20__28_var_29__20_6637" draw:display-name="Dashed (var) 6637" draw:style="rect" draw:dots1="1" draw:dots1-length="0.011cm" draw:dots2="1" draw:dots2-length="0.011cm" draw:distance="0.011cm"/>
    <draw:stroke-dash draw:name="Dashed_20__28_var_29__20_6638" draw:display-name="Dashed (var) 6638" draw:style="rect" draw:dots1="1" draw:dots1-length="0.011cm" draw:dots2="1" draw:dots2-length="0.011cm" draw:distance="0.011cm"/>
    <draw:stroke-dash draw:name="Dashed_20__28_var_29__20_6639" draw:display-name="Dashed (var) 6639" draw:style="rect" draw:dots1="1" draw:dots1-length="0.011cm" draw:dots2="1" draw:dots2-length="0.011cm" draw:distance="0.011cm"/>
    <draw:stroke-dash draw:name="Dashed_20__28_var_29__20_6640" draw:display-name="Dashed (var) 6640" draw:style="rect" draw:dots1="1" draw:dots1-length="0.011cm" draw:dots2="1" draw:dots2-length="0.011cm" draw:distance="0.011cm"/>
    <draw:stroke-dash draw:name="Dashed_20__28_var_29__20_6641" draw:display-name="Dashed (var) 6641" draw:style="rect" draw:dots1="1" draw:dots1-length="0.011cm" draw:dots2="1" draw:dots2-length="0.011cm" draw:distance="0.011cm"/>
    <draw:stroke-dash draw:name="Dashed_20__28_var_29__20_6642" draw:display-name="Dashed (var) 6642" draw:style="rect" draw:dots1="1" draw:dots1-length="0.011cm" draw:dots2="1" draw:dots2-length="0.011cm" draw:distance="0.011cm"/>
    <draw:stroke-dash draw:name="Dashed_20__28_var_29__20_6643" draw:display-name="Dashed (var) 6643" draw:style="rect" draw:dots1="1" draw:dots1-length="0.011cm" draw:dots2="1" draw:dots2-length="0.011cm" draw:distance="0.011cm"/>
    <draw:stroke-dash draw:name="Dashed_20__28_var_29__20_6644" draw:display-name="Dashed (var) 6644" draw:style="rect" draw:dots1="1" draw:dots1-length="0.011cm" draw:dots2="1" draw:dots2-length="0.011cm" draw:distance="0.011cm"/>
    <draw:stroke-dash draw:name="Dashed_20__28_var_29__20_6645" draw:display-name="Dashed (var) 6645" draw:style="rect" draw:dots1="1" draw:dots1-length="0.011cm" draw:dots2="1" draw:dots2-length="0.011cm" draw:distance="0.011cm"/>
    <draw:stroke-dash draw:name="Dashed_20__28_var_29__20_6646" draw:display-name="Dashed (var) 6646" draw:style="rect" draw:dots1="1" draw:dots1-length="0.011cm" draw:dots2="1" draw:dots2-length="0.011cm" draw:distance="0.011cm"/>
    <draw:stroke-dash draw:name="Dashed_20__28_var_29__20_6647" draw:display-name="Dashed (var) 6647" draw:style="rect" draw:dots1="1" draw:dots1-length="0.011cm" draw:dots2="1" draw:dots2-length="0.011cm" draw:distance="0.011cm"/>
    <draw:stroke-dash draw:name="Dashed_20__28_var_29__20_6648" draw:display-name="Dashed (var) 6648" draw:style="rect" draw:dots1="1" draw:dots1-length="0.011cm" draw:dots2="1" draw:dots2-length="0.011cm" draw:distance="0.011cm"/>
    <draw:stroke-dash draw:name="Dashed_20__28_var_29__20_6649" draw:display-name="Dashed (var) 6649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11cm" draw:dots2="1" draw:dots2-length="0.011cm" draw:distance="0.011cm"/>
    <draw:stroke-dash draw:name="Dashed_20__28_var_29__20_6651" draw:display-name="Dashed (var) 6651" draw:style="rect" draw:dots1="1" draw:dots1-length="0.011cm" draw:dots2="1" draw:dots2-length="0.011cm" draw:distance="0.011cm"/>
    <draw:stroke-dash draw:name="Dashed_20__28_var_29__20_6652" draw:display-name="Dashed (var) 6652" draw:style="rect" draw:dots1="1" draw:dots1-length="0.011cm" draw:dots2="1" draw:dots2-length="0.011cm" draw:distance="0.011cm"/>
    <draw:stroke-dash draw:name="Dashed_20__28_var_29__20_6653" draw:display-name="Dashed (var) 6653" draw:style="rect" draw:dots1="1" draw:dots1-length="0.011cm" draw:dots2="1" draw:dots2-length="0.011cm" draw:distance="0.011cm"/>
    <draw:stroke-dash draw:name="Dashed_20__28_var_29__20_6654" draw:display-name="Dashed (var) 6654" draw:style="rect" draw:dots1="1" draw:dots1-length="0.011cm" draw:dots2="1" draw:dots2-length="0.011cm" draw:distance="0.011cm"/>
    <draw:stroke-dash draw:name="Dashed_20__28_var_29__20_6655" draw:display-name="Dashed (var) 6655" draw:style="rect" draw:dots1="1" draw:dots1-length="0.011cm" draw:dots2="1" draw:dots2-length="0.011cm" draw:distance="0.011cm"/>
    <draw:stroke-dash draw:name="Dashed_20__28_var_29__20_6656" draw:display-name="Dashed (var) 6656" draw:style="rect" draw:dots1="1" draw:dots1-length="0.011cm" draw:dots2="1" draw:dots2-length="0.011cm" draw:distance="0.011cm"/>
    <draw:stroke-dash draw:name="Dashed_20__28_var_29__20_6657" draw:display-name="Dashed (var) 6657" draw:style="rect" draw:dots1="1" draw:dots1-length="0.011cm" draw:dots2="1" draw:dots2-length="0.011cm" draw:distance="0.011cm"/>
    <draw:stroke-dash draw:name="Dashed_20__28_var_29__20_6658" draw:display-name="Dashed (var) 6658" draw:style="rect" draw:dots1="1" draw:dots1-length="0.011cm" draw:dots2="1" draw:dots2-length="0.011cm" draw:distance="0.011cm"/>
    <draw:stroke-dash draw:name="Dashed_20__28_var_29__20_6659" draw:display-name="Dashed (var) 6659" draw:style="rect" draw:dots1="1" draw:dots1-length="0.011cm" draw:dots2="1" draw:dots2-length="0.011cm" draw:distance="0.011cm"/>
    <draw:stroke-dash draw:name="Dashed_20__28_var_29__20_6660" draw:display-name="Dashed (var) 6660" draw:style="rect" draw:dots1="1" draw:dots1-length="0.011cm" draw:dots2="1" draw:dots2-length="0.011cm" draw:distance="0.011cm"/>
    <draw:stroke-dash draw:name="Dashed_20__28_var_29__20_6661" draw:display-name="Dashed (var) 6661" draw:style="rect" draw:dots1="1" draw:dots1-length="0.011cm" draw:dots2="1" draw:dots2-length="0.011cm" draw:distance="0.011cm"/>
    <draw:stroke-dash draw:name="Dashed_20__28_var_29__20_6662" draw:display-name="Dashed (var) 6662" draw:style="rect" draw:dots1="1" draw:dots1-length="0.011cm" draw:dots2="1" draw:dots2-length="0.011cm" draw:distance="0.011cm"/>
    <draw:stroke-dash draw:name="Dashed_20__28_var_29__20_6663" draw:display-name="Dashed (var) 6663" draw:style="rect" draw:dots1="1" draw:dots1-length="0.011cm" draw:dots2="1" draw:dots2-length="0.011cm" draw:distance="0.011cm"/>
    <draw:stroke-dash draw:name="Dashed_20__28_var_29__20_6664" draw:display-name="Dashed (var) 6664" draw:style="rect" draw:dots1="1" draw:dots1-length="0.011cm" draw:dots2="1" draw:dots2-length="0.011cm" draw:distance="0.011cm"/>
    <draw:stroke-dash draw:name="Dashed_20__28_var_29__20_6665" draw:display-name="Dashed (var) 6665" draw:style="rect" draw:dots1="1" draw:dots1-length="0.011cm" draw:dots2="1" draw:dots2-length="0.011cm" draw:distance="0.011cm"/>
    <draw:stroke-dash draw:name="Dashed_20__28_var_29__20_6666" draw:display-name="Dashed (var) 6666" draw:style="rect" draw:dots1="1" draw:dots1-length="0.011cm" draw:dots2="1" draw:dots2-length="0.011cm" draw:distance="0.011cm"/>
    <draw:stroke-dash draw:name="Dashed_20__28_var_29__20_6667" draw:display-name="Dashed (var) 6667" draw:style="rect" draw:dots1="1" draw:dots1-length="0.011cm" draw:dots2="1" draw:dots2-length="0.011cm" draw:distance="0.011cm"/>
    <draw:stroke-dash draw:name="Dashed_20__28_var_29__20_6668" draw:display-name="Dashed (var) 6668" draw:style="rect" draw:dots1="1" draw:dots1-length="0.011cm" draw:dots2="1" draw:dots2-length="0.011cm" draw:distance="0.011cm"/>
    <draw:stroke-dash draw:name="Dashed_20__28_var_29__20_6669" draw:display-name="Dashed (var) 6669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11cm" draw:dots2="1" draw:dots2-length="0.011cm" draw:distance="0.011cm"/>
    <draw:stroke-dash draw:name="Dashed_20__28_var_29__20_6671" draw:display-name="Dashed (var) 6671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5cm" draw:dots2="1" draw:dots2-length="0.005cm" draw:distance="0.005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5cm" draw:dots2="1" draw:dots2-length="0.005cm" draw:distance="0.005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5cm" draw:dots2="1" draw:dots2-length="0.005cm" draw:distance="0.005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5cm" draw:dots2="1" draw:dots2-length="0.005cm" draw:distance="0.005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5cm" draw:dots2="1" draw:dots2-length="0.005cm" draw:distance="0.005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5cm" draw:dots2="1" draw:dots2-length="0.005cm" draw:distance="0.005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1" draw:dots1-length="0.005cm" draw:dots2="1" draw:dots2-length="0.005cm" draw:distance="0.005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1" draw:display-name="Dashed (var) 7201" draw:style="rect" draw:dots1="1" draw:dots1-length="0.001cm" draw:dots2="1" draw:dots2-length="0.001cm" draw:distance="0.001cm"/>
    <draw:stroke-dash draw:name="Dashed_20__28_var_29__20_7202" draw:display-name="Dashed (var) 7202" draw:style="rect" draw:dots1="1" draw:dots1-length="0.001cm" draw:dots2="1" draw:dots2-length="0.001cm" draw:distance="0.001cm"/>
    <draw:stroke-dash draw:name="Dashed_20__28_var_29__20_7203" draw:display-name="Dashed (var) 7203" draw:style="rect" draw:dots1="1" draw:dots1-length="0.001cm" draw:dots2="1" draw:dots2-length="0.001cm" draw:distance="0.001cm"/>
    <draw:stroke-dash draw:name="Dashed_20__28_var_29__20_7204" draw:display-name="Dashed (var) 7204" draw:style="rect" draw:dots1="1" draw:dots1-length="0.001cm" draw:dots2="1" draw:dots2-length="0.001cm" draw:distance="0.001cm"/>
    <draw:stroke-dash draw:name="Dashed_20__28_var_29__20_721" draw:display-name="Dashed (var) 721" draw:style="rect" draw:dots1="1" draw:dots1-length="0.005cm" draw:dots2="1" draw:dots2-length="0.005cm" draw:distance="0.005cm"/>
    <draw:stroke-dash draw:name="Dashed_20__28_var_29__20_722" draw:display-name="Dashed (var) 722" draw:style="rect" draw:dots1="1" draw:dots1-length="0.005cm" draw:dots2="1" draw:dots2-length="0.005cm" draw:distance="0.005cm"/>
    <draw:stroke-dash draw:name="Dashed_20__28_var_29__20_723" draw:display-name="Dashed (var) 723" draw:style="rect" draw:dots1="1" draw:dots1-length="0.005cm" draw:dots2="1" draw:dots2-length="0.005cm" draw:distance="0.005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5cm" draw:dots2="1" draw:dots2-length="0.005cm" draw:distance="0.005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5cm" draw:dots2="1" draw:dots2-length="0.005cm" draw:distance="0.005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5cm" draw:dots2="1" draw:dots2-length="0.005cm" draw:distance="0.005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5cm" draw:dots2="1" draw:dots2-length="0.005cm" draw:distance="0.005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1cm" draw:dots2="1" draw:dots2-length="0.001cm" draw:distance="0.001cm"/>
    <draw:stroke-dash draw:name="Dashed_20__28_var_29__20_7276" draw:display-name="Dashed (var) 7276" draw:style="rect" draw:dots1="1" draw:dots1-length="0.001cm" draw:dots2="1" draw:dots2-length="0.001cm" draw:distance="0.001cm"/>
    <draw:stroke-dash draw:name="Dashed_20__28_var_29__20_7277" draw:display-name="Dashed (var) 7277" draw:style="rect" draw:dots1="1" draw:dots1-length="0.001cm" draw:dots2="1" draw:dots2-length="0.001cm" draw:distance="0.001cm"/>
    <draw:stroke-dash draw:name="Dashed_20__28_var_29__20_7278" draw:display-name="Dashed (var) 7278" draw:style="rect" draw:dots1="1" draw:dots1-length="0.001cm" draw:dots2="1" draw:dots2-length="0.001cm" draw:distance="0.001cm"/>
    <draw:stroke-dash draw:name="Dashed_20__28_var_29__20_7279" draw:display-name="Dashed (var) 7279" draw:style="rect" draw:dots1="1" draw:dots1-length="0.001cm" draw:dots2="1" draw:dots2-length="0.001cm" draw:distance="0.001cm"/>
    <draw:stroke-dash draw:name="Dashed_20__28_var_29__20_728" draw:display-name="Dashed (var) 728" draw:style="rect" draw:dots1="1" draw:dots1-length="0.005cm" draw:dots2="1" draw:dots2-length="0.005cm" draw:distance="0.005cm"/>
    <draw:stroke-dash draw:name="Dashed_20__28_var_29__20_7280" draw:display-name="Dashed (var) 7280" draw:style="rect" draw:dots1="1" draw:dots1-length="0.001cm" draw:dots2="1" draw:dots2-length="0.001cm" draw:distance="0.001cm"/>
    <draw:stroke-dash draw:name="Dashed_20__28_var_29__20_7281" draw:display-name="Dashed (var) 7281" draw:style="rect" draw:dots1="1" draw:dots1-length="0.001cm" draw:dots2="1" draw:dots2-length="0.001cm" draw:distance="0.001cm"/>
    <draw:stroke-dash draw:name="Dashed_20__28_var_29__20_7282" draw:display-name="Dashed (var) 7282" draw:style="rect" draw:dots1="1" draw:dots1-length="0.001cm" draw:dots2="1" draw:dots2-length="0.001cm" draw:distance="0.001cm"/>
    <draw:stroke-dash draw:name="Dashed_20__28_var_29__20_7283" draw:display-name="Dashed (var) 7283" draw:style="rect" draw:dots1="1" draw:dots1-length="0.001cm" draw:dots2="1" draw:dots2-length="0.001cm" draw:distance="0.001cm"/>
    <draw:stroke-dash draw:name="Dashed_20__28_var_29__20_7284" draw:display-name="Dashed (var) 7284" draw:style="rect" draw:dots1="1" draw:dots1-length="0.001cm" draw:dots2="1" draw:dots2-length="0.001cm" draw:distance="0.001cm"/>
    <draw:stroke-dash draw:name="Dashed_20__28_var_29__20_7285" draw:display-name="Dashed (var) 7285" draw:style="rect" draw:dots1="1" draw:dots1-length="0.001cm" draw:dots2="1" draw:dots2-length="0.001cm" draw:distance="0.001cm"/>
    <draw:stroke-dash draw:name="Dashed_20__28_var_29__20_7286" draw:display-name="Dashed (var) 7286" draw:style="rect" draw:dots1="1" draw:dots1-length="0.001cm" draw:dots2="1" draw:dots2-length="0.001cm" draw:distance="0.001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5cm" draw:dots2="1" draw:dots2-length="0.005cm" draw:distance="0.005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5cm" draw:dots2="1" draw:dots2-length="0.005cm" draw:distance="0.005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5cm" draw:dots2="1" draw:dots2-length="0.005cm" draw:distance="0.005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5cm" draw:dots2="1" draw:dots2-length="0.005cm" draw:distance="0.005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5cm" draw:dots2="1" draw:dots2-length="0.005cm" draw:distance="0.005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5cm" draw:dots2="1" draw:dots2-length="0.005cm" draw:distance="0.005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5cm" draw:dots2="1" draw:dots2-length="0.005cm" draw:distance="0.005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5cm" draw:dots2="1" draw:dots2-length="0.005cm" draw:distance="0.005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5cm" draw:dots2="1" draw:dots2-length="0.005cm" draw:distance="0.005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5cm" draw:dots2="1" draw:dots2-length="0.005cm" draw:distance="0.005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5cm" draw:dots2="1" draw:dots2-length="0.005cm" draw:distance="0.005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2cm" draw:dots2="1" draw:dots2-length="0.002cm" draw:distance="0.002cm"/>
    <draw:stroke-dash draw:name="Dashed_20__28_var_29__20_7666" draw:display-name="Dashed (var) 7666" draw:style="rect" draw:dots1="1" draw:dots1-length="0.002cm" draw:dots2="1" draw:dots2-length="0.002cm" draw:distance="0.002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2cm" draw:dots2="1" draw:dots2-length="0.002cm" draw:distance="0.002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2cm" draw:dots2="1" draw:dots2-length="0.002cm" draw:distance="0.002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3cm" draw:dots2="1" draw:dots2-length="0.003cm" draw:distance="0.003cm"/>
    <draw:stroke-dash draw:name="Dashed_20__28_var_29__20_842" draw:display-name="Dashed (var) 842" draw:style="rect" draw:dots1="1" draw:dots1-length="0.003cm" draw:dots2="1" draw:dots2-length="0.003cm" draw:distance="0.003cm"/>
    <draw:stroke-dash draw:name="Dashed_20__28_var_29__20_843" draw:display-name="Dashed (var) 843" draw:style="rect" draw:dots1="1" draw:dots1-length="0.003cm" draw:dots2="1" draw:dots2-length="0.003cm" draw:distance="0.003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4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4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/>
    <style:style style:name="Table_20_index_20_1" style:display-name="Table index 1" style:family="paragraph" style:parent-style-name="Index" style:class="index"/>
    <style:style style:name="Illustration_20_Index_20_1" style:display-name="Illustration Index 1" style:family="paragraph" style:parent-style-name="Index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Index_20_Heading" style:display-name="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/>
    <style:style style:name="Numbering_20_1_20_Start" style:display-name="Numbering 1 Start" style:family="paragraph" style:parent-style-name="List" style:class="list"/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 style:writing-mode="lr-tb">
        <style:tab-stops>
          <style:tab-stop style:position="9.4cm" style:type="right" style:leader-style="dotted" style:leader-text="."/>
        </style:tab-stops>
      </style:paragraph-properties>
      <style:text-properties fo:color="#000000" loext:opacity="100%" style:font-name="Bitstream Vera Sans4" fo:font-family="'Bitstream Vera Sans'" style:font-style-name="Roman" style:font-family-generic="swiss" style:font-pitch="variable" fo:font-size="10pt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" style:display-name="_Paragraphe livret " style:family="paragraph" style:parent-style-name="_5f_Titre_20_d_27_exercices_20_livret_20_avec_20_num_20_exo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3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_20_avec_20_num_20_exo" style:display-name="_Titre d'exercices livret sans titre avec num exo" style:family="paragraph" style:parent-style-name="_5f_Titre_20_d_27_exercices_20_livret_20_avec_20_num_20_exo"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4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class="text" style:master-page-name="">
      <style:paragraph-properties fo:margin-top="0.499cm" fo:margin-bottom="0.4cm" style:contextual-spacing="false" style:page-number="auto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text-align="center" style:justify-single-word="false" style:page-number="auto" fo:background-color="transparent" fo:padding="0.019cm" fo:border="none" style:shadow="none" style:join-border="false"/>
      <style:text-properties fo:font-variant="small-caps" fo:color="#7fb241" loext:opacity="100%" style:font-name="Bitstream Vera Sans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7fb241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2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paragraphre_20_fiche_20__20_livret" style:display-name="_paragraphre fiche  livret" style:family="paragraph" style:parent-style-name="_5f_Titre_20_d_27_exercices_20_livret_20_avec_20_num_20_exo" style:master-page-name="">
      <loext:graphic-properties draw:fill="none" draw:fill-color="#99ccff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_5f_coul" style:display-name="i_coul" style:family="text">
      <style:text-properties fo:color="#b3007b" loext:opacity="100%" style:font-name="Bitstream Vera Sans4" fo:font-family="'Bitstream Vera Sans'" style:font-style-name="Roman" style:font-family-generic="swiss" style:font-pitch="variable" fo:font-size="9pt" fo:font-style="italic" fo:font-weight="normal" officeooo:rsid="0019262b" style:font-size-asian="10.5pt" style:font-style-asian="italic" style:font-weight-asian="normal" style:font-style-complex="italic" style:font-weight-complex="normal"/>
    </style:style>
    <style:style style:name="Enonce_5f_Niv3" style:display-name="Enonce_Niv3" style:family="text">
      <style:text-properties fo:color="#ffffff" loext:opacity="100%" style:font-name="Bitstream Vera Sans1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Brevet" style:family="text">
      <style:text-properties fo:color="#40b3ff" loext:opacity="100%" style:font-name="Bitstream Vera Sans4" fo:font-family="'Bitstream Vera Sans'" style:font-style-name="Roman" style:font-family-generic="swiss" style:font-pitch="variable" fo:font-size="9pt" fo:font-weight="bold" style:font-size-asian="10.5pt" style:font-weight-asian="bold" style:font-weight-complex="bold"/>
    </style:style>
    <style:style style:name="_2d__20_Numeros_20_de_20_s_27_entrainer_20_et_20_approfondir_20_-_20_niv_20_2" style:display-name="- Numeros de s'entrainer et approfondir - niv 2" style:family="text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5f_Numéros_20_second_20_de_20_s_27_entraîner_20_et_20_approfondir" style:display-name="_Numéros second de s'entraîner et approfondir" style:family="text">
      <style:text-properties fo:color="#000000" loext:opacity="100%" fo:font-size="9pt" fo:text-shadow="none" fo:background-color="transparent"/>
    </style:style>
    <style:style style:name="_5f_pointillés_20_gris" style:display-name="_pointillés gris" style:family="text">
      <style:text-properties fo:color="#b2b2b2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b38d19" loext:opacity="100%" fo:font-style="normal" fo:font-weight="bold" fo:background-color="transparent" loext:shadow="none"/>
    </style:style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3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3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2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Num_5f_Exo" style:display-name="Num_Exo" text:consecutive-numbering="true">
      <text:list-level-style-number text:level="1" text:style-name="_5f_Numéros_20_exercices_20_livret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 " style:num-suffix=" " style:num-format="1">
        <style:list-level-properties text:min-label-distance="0.199cm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9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s_20_exercices_20_livrets_20_bis" style:display-name="_Numérotation des exercices livrets bis">
      <text:list-level-style-number text:level="1" text:style-name="_5f_Numéros_20_exercices_20_livret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7fb241"/>
    </style:style>
    <style:style style:name="MP2" style:family="paragraph">
      <style:paragraph-properties fo:text-align="center"/>
    </style:style>
    <style:style style:name="MP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4" style:family="paragraph">
      <loext:graphic-properties draw:fill-color="#2a6099"/>
      <style:paragraph-properties fo:text-align="center"/>
    </style:style>
    <style:style style:name="MP5" style:family="paragraph" style:parent-style-name="_5f_Footer_20_page_20_paire_20__28_G_29_">
      <style:text-properties officeooo:paragraph-rsid="02cdb06c"/>
    </style:style>
    <style:style style:name="MP6" style:family="paragraph" style:parent-style-name="_5f_Header_20_page_20_paire_20__28_G_29_">
      <style:paragraph-properties fo:text-align="start" style:justify-single-word="false"/>
      <style:text-properties officeooo:paragraph-rsid="01fd5d23"/>
    </style:style>
    <style:style style:name="MP7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4" fo:font-size="11pt" fo:font-style="normal" fo:font-weight="bold" officeooo:rsid="01f05ba6" officeooo:paragraph-rsid="02f108f7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8" style:family="paragraph" style:parent-style-name="_5f_Header_20_page_20_paire_20__28_G_29_">
      <style:paragraph-properties fo:text-align="start" style:justify-single-word="false"/>
    </style:style>
    <style:style style:name="MP9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4" fo:font-size="11pt" fo:font-style="normal" fo:font-weight="bold" officeooo:rsid="01f06956" officeooo:paragraph-rsid="02f201d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1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2" style:family="text">
      <style:text-properties officeooo:rsid="01fd5d23"/>
    </style:style>
    <style:style style:name="MT3" style:family="text">
      <style:text-properties officeooo:rsid="02055e00"/>
    </style:style>
    <style:style style:name="MT4" style:family="text">
      <style:text-properties officeooo:rsid="0200dbe0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3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5f_Fiche_20_éditeur_20__28_une_20_colonne_29__20_impaire_20__28_D_29_" style:display-name="_Fiche éditeur (une colonne) impaire (D)" style:page-layout-name="Mpm10">
      <style:header>
        <text:p text:style-name="_5f_Header_20_page_20_impaire_20__28_D_29_"><draw:path text:anchor-type="paragraph" draw:z-index="3" draw:name="Shape1_5" draw:style-name="Mgr1" draw:text-style-name="MP1" svg:width="4.329cm" svg:height="2.24cm" svg:x="-2.799cm" svg:y="-0.8cm" svg:viewBox="0 0 4330 2241" svg:d="M0 2241l3984-288c209-15 363-168 345-342l-170-1611h-4159z"><text:p/></draw:path><draw:frame text:anchor-type="paragraph" draw:z-index="4" draw:name="Shape2_2" draw:style-name="Mgr2" draw:text-style-name="MP3" svg:width="2.435cm" svg:height="0.839cm" draw:transform="rotate (0.0877900613753148) translate (-0.34925cm 0.506236111111111cm)"><draw:text-box><text:p text:style-name="MP2"><text:span text:style-name="MT1">S</text:span><text:span text:style-name="MT1">é</text:span><text:span text:style-name="MT1">ri</text:span><text:span text:style-name="MT1">e </text:span><text:span text:style-name="MT1">1</text:span></text:p></draw:text-box></draw:frame><draw:line text:anchor-type="paragraph" draw:z-index="5" draw:name="Shape3_2" draw:style-name="Mgr3" draw:text-style-name="MP4" svg:x1="16.572cm" svg:y1="0.36cm" svg:x2="20.495cm" svg:y2="0.344cm"><text:p/></draw:line><text:s/>: <text:s/></text:p>
      </style:header>
      <style:footer>
        <text:h text:style-name="MP5" text:outline-level="1"><text:s/>: </text:h>
      </style:footer>
    </style:master-page>
    <style:master-page style:name="_5f_Fiche_20_éditeur_20__28_une_20_colonne_29__20_paire_20__28_G_29_" style:display-name="_Fiche éditeur (une colonne) paire (G)" style:page-layout-name="Mpm11" style:next-style-name="_5f_Fiche_20_éditeur_20__28_une_20_colonne_29__20_impaire_20__28_D_29_">
      <style:header>
        <text:p text:style-name="_5f_Header_20_page_20_paire_20__28_G_29_"><draw:path text:anchor-type="paragraph" draw:z-index="0" draw:name="Shape1_1" draw:style-name="Mgr1" draw:text-style-name="MP1" svg:width="4.329cm" svg:height="2.24cm" svg:x="-1.499cm" svg:y="-1.198cm" svg:viewBox="0 0 4330 2241" svg:d="M0 2241l3984-288c209-15 363-168 345-342l-170-1611h-4159z"><text:p/></draw:path><draw:frame text:anchor-type="paragraph" draw:z-index="1" draw:name="Shape2_3" draw:style-name="Mgr4" draw:text-style-name="MP3" svg:width="3.857cm" svg:height="0.798cm" draw:transform="rotate (0.0872664625997165) translate (-1.18004166666667cm 0.647347222222222cm)"><draw:text-box><text:p text:style-name="MP2"><text:span text:style-name="MT1">S</text:span><text:span text:style-name="MT1">é</text:span><text:span text:style-name="MT1">ri</text:span><text:span text:style-name="MT1">e </text:span><text:span text:style-name="MT1">1</text:span></text:p></draw:text-box></draw:frame><draw:line text:anchor-type="paragraph" draw:z-index="2" draw:name="Shape3_3" draw:style-name="Mgr3" draw:text-style-name="MP4" svg:x1="16.572cm" svg:y1="0.36cm" svg:x2="20.495cm" svg:y2="0.344cm"><text:p/></draw:line><text:s/>: </text:p>
      </style:header>
      <style:footer>
        <text:h text:style-name="_5f_Footer_20_page_20_paire_20__28_G_29_" text:outline-level="1"><text:s/>: </text:h>
      </style:footer>
    </style:master-page>
    <style:master-page style:name="_5f_Fiche_20_éditeur_20_page_20_paire_20__28_G_29_" style:display-name="_Fiche éditeur page paire (G)" style:page-layout-name="Mpm12" style:next-style-name="_5f_Fiche_20_éditeur_20_page_20_impaire_20__28_D_29_">
      <style:header>
        <text:p text:style-name="MP6"><text:span text:style-name="MT2"><text:s text:c="15"/>Aires</text:span> : <text:span text:style-name="MT2">Aires de triangles</text:span> </text:p>
      </style:header>
      <style:footer>
        <text:h text:style-name="MP7" text:outline-level="1"><text:span text:style-name="MT3">Aires</text:span> : <text:span text:style-name="MT3">Aires de triangles</text:span></text:h>
      </style:footer>
    </style:master-page>
    <style:master-page style:name="_5f_Fiche_20_éditeur_20_page_20_impaire_20__28_D_29_" style:display-name="_Fiche éditeur page impaire (D)" style:page-layout-name="Mpm13" style:next-style-name="_5f_Fiche_20_éditeur_20_page_20_paire_20__28_G_29_">
      <style:header>
        <text:p text:style-name="MP8"><text:span text:style-name="MT2"><text:s text:c="14"/>Aires</text:span> : <text:span text:style-name="MT2">Aires de triangles</text:span> </text:p>
      </style:header>
      <style:footer>
        <text:h text:style-name="MP9" text:outline-level="1"><text:span text:style-name="MT4">Aires </text:span>: <text:span text:style-name="MT4">Aires de triangles</text:span></text:h>
      </style:footer>
      <style:footer-left>
        <text:p text:style-name="MP10">Série 2 :<text:tab/> <text:s text:c="87"/>Chapitre G? : ...</text:p>
      </style:footer-lef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07T07:09:18.291093663</meta:creation-date>
    <meta:editing-duration>P2DT4H23M21S</meta:editing-duration>
    <meta:editing-cycles>195</meta:editing-cycles>
    <meta:generator>LibreOffice/7.0.0.3$Linux_X86_64 LibreOffice_project/8061b3e9204bef6b321a21033174034a5e2ea88e</meta:generator>
    <dc:date>2021-01-23T19:41:58.129410160</dc:date>
    <meta:document-statistic meta:table-count="0" meta:image-count="0" meta:object-count="0" meta:page-count="1" meta:paragraph-count="47" meta:word-count="177" meta:character-count="1561" meta:non-whitespace-character-count="1291"/>
    <meta:template xlink:type="simple" xlink:actuate="onRequest" xlink:title="cahier_M" xlink:href="../cahier_M.ott" meta:date="2020-12-21T12:40:50.778118149"/>
  </office:meta>
</office:document-meta>
</file>